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2060" style:repeat-content="false"/>
      <style:paragraph-properties fo:text-align="center"/>
      <style:text-properties fo:color="#FFFFFF"/>
    </style:style>
    <style:style style:name="ce3" style:family="table-cell" style:parent-style-name="Moneda" style:data-style-name="N36">
      <style:table-cell-properties style:vertical-align="automatic" fo:background-color="#002060" style:repeat-content="false"/>
      <style:paragraph-properties fo:text-align="center"/>
      <style:text-properties fo:color="#FFFFFF"/>
    </style:style>
    <style:style style:name="ce4" style:family="table-cell" style:parent-style-name="Moneda" style:data-style-name="N1">
      <style:table-cell-properties style:vertical-align="automatic" fo:background-color="#002060" style:repeat-content="false"/>
      <style:paragraph-properties fo:text-align="center"/>
      <style:text-properties fo:color="#FFFFFF"/>
    </style:style>
    <style:style style:name="ce5" style:family="table-cell" style:parent-style-name="Default" style:data-style-name="N1"/>
    <style:style style:name="ce6" style:family="table-cell" style:parent-style-name="Moneda" style:data-style-name="N36"/>
    <style:style style:name="ce7" style:family="table-cell" style:parent-style-name="Moneda" style:data-style-name="N36">
      <style:table-cell-properties fo:background-color="transparent"/>
    </style:style>
    <style:style style:name="ce8" style:family="table-cell" style:parent-style-name="Default" style:data-style-name="N36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9291666666667cm" style:use-optimal-column-width="true"/>
    </style:style>
    <style:style style:name="co3" style:family="table-column">
      <style:table-column-properties fo:break-before="auto" style:column-width="6.641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style:vertical-align="automatic" fo:background-color="#002060" style:repeat-content="false"/>
      <style:paragraph-properties fo:text-align="center"/>
      <style:text-properties fo:color="#FFFFFF"/>
      <style:map style:condition="of:is-true-formula(AND(COUNTIF([.$A$1:.$A$1]; [.A1])&gt;1;NOT(ISBLANK([.A1]))))" style:apply-style-name="cf1" style:base-cell-address="Hoja1.A1"/>
    </style:style>
    <style:style style:name="ce10" style:family="table-cell" style:parent-style-name="Moneda" style:data-style-name="N1">
      <style:table-cell-properties style:vertical-align="automatic" fo:background-color="#002060" style:repeat-content="false"/>
      <style:paragraph-properties fo:text-align="center"/>
      <style:text-properties fo:color="#FFFFFF"/>
      <style:map style:condition="of:is-true-formula(AND(COUNTIF([.$E$1:.$E$234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  <style:map style:condition="of:is-true-formula(AND(COUNTIF([.$E$1:.$E$1]; [.E1])&gt;1;NOT(ISBLANK([.E1]))))" style:apply-style-name="cf1" style:base-cell-address="Hoja1.E1"/>
    </style:style>
    <style:style style:name="ce11" style:family="table-cell">
      <style:map style:condition="of:is-true-formula(AND(COUNTIF([.$E$1:.$E$234]; [.E1])&gt;1;NOT(ISBLANK([.E1]))))" style:apply-style-name="cf1" style:base-cell-address="Hoja1.E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9">
            <text:p>TKT</text:p>
          </table:table-cell>
          <table:table-cell office:value-type="string" table:style-name="ce2">
            <text:p>FECHA<text:s/></text:p>
          </table:table-cell>
          <table:table-cell office:value-type="string" table:style-name="ce2">
            <text:p>TARJETA<text:s/></text:p>
          </table:table-cell>
          <table:table-cell office:value-type="string" table:style-name="ce3">
            <text:p>VALOR<text:s/></text:p>
          </table:table-cell>
          <table:table-cell office:value-type="string" table:style-name="ce10">
            <text:p>AUT<text:s/></text:p>
          </table:table-cell>
          <table:table-cell office:value-type="string" table:style-name="ce2">
            <text:p>PNR<text:s/>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7694" table:style-name="ce1">
            <text:p>2463217694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928800" table:style-name="ce6">
            <text:p><text:s/>$ 928,800<text:s/></text:p>
          </table:table-cell>
          <table:table-cell office:value-type="float" office:value="971736" table:style-name="ce11">
            <text:p>971736</text:p>
          </table:table-cell>
          <table:table-cell office:value-type="string" table:style-name="ce1">
            <text:p>TRSCTS</text:p>
          </table:table-cell>
          <table:table-cell office:value-type="string" table:style-name="ce1">
            <text:p>TKT 2463217694 AUT 971736</text:p>
          </table:table-cell>
          <table:table-cell table:number-columns-repeated="16377"/>
        </table:table-row>
        <table:table-row table:style-name="ro1">
          <table:table-cell office:value-type="float" office:value="2463218502" table:style-name="ce1">
            <text:p>2463218502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845100" table:style-name="ce6">
            <text:p><text:s/>$ 1,845,100<text:s/></text:p>
          </table:table-cell>
          <table:table-cell office:value-type="float" office:value="989782" table:style-name="ce11">
            <text:p>989782</text:p>
          </table:table-cell>
          <table:table-cell office:value-type="string" table:style-name="ce1">
            <text:p>IDEDRI</text:p>
          </table:table-cell>
          <table:table-cell office:value-type="string" table:style-name="ce1">
            <text:p>TKT 2463218502 2463218503 AUT 989782</text:p>
          </table:table-cell>
          <table:table-cell table:number-columns-repeated="16377"/>
        </table:table-row>
        <table:table-row table:style-name="ro1">
          <table:table-cell office:value-type="float" office:value="2463218503" table:style-name="ce1">
            <text:p>246321850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845100" table:style-name="ce6">
            <text:p><text:s/>$ 1,845,100<text:s/></text:p>
          </table:table-cell>
          <table:table-cell office:value-type="float" office:value="989782" table:style-name="ce11">
            <text:p>989782</text:p>
          </table:table-cell>
          <table:table-cell office:value-type="string" table:style-name="ce1">
            <text:p>IDEDRI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08" table:style-name="ce1">
            <text:p>2463218508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588700" table:style-name="ce6">
            <text:p><text:s/>$ 588,700<text:s/></text:p>
          </table:table-cell>
          <table:table-cell office:value-type="float" office:value="89" table:style-name="ce11">
            <text:p>89</text:p>
          </table:table-cell>
          <table:table-cell office:value-type="string" table:style-name="ce1">
            <text:p>ZCQGUJ</text:p>
          </table:table-cell>
          <table:table-cell office:value-type="string" table:style-name="ce1">
            <text:p>TKT 2463218508 2463218509 AUT 89</text:p>
          </table:table-cell>
          <table:table-cell table:number-columns-repeated="16377"/>
        </table:table-row>
        <table:table-row table:style-name="ro1">
          <table:table-cell office:value-type="float" office:value="2463218509" table:style-name="ce1">
            <text:p>2463218509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588700" table:style-name="ce6">
            <text:p><text:s/>$ 588,700<text:s/></text:p>
          </table:table-cell>
          <table:table-cell office:value-type="float" office:value="89" table:style-name="ce11">
            <text:p>89</text:p>
          </table:table-cell>
          <table:table-cell office:value-type="string" table:style-name="ce1">
            <text:p>ZCQGUJ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12" table:style-name="ce1">
            <text:p>2463218512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579600" table:style-name="ce6">
            <text:p><text:s/>$ 579,600<text:s/></text:p>
          </table:table-cell>
          <table:table-cell office:value-type="float" office:value="1637" table:style-name="ce11">
            <text:p>1637</text:p>
          </table:table-cell>
          <table:table-cell office:value-type="string" table:style-name="ce1">
            <text:p>VZLEFH</text:p>
          </table:table-cell>
          <table:table-cell office:value-type="string" table:style-name="ce1">
            <text:p>TKT 2463218512 2463218513 AUT 1637</text:p>
          </table:table-cell>
          <table:table-cell table:number-columns-repeated="16377"/>
        </table:table-row>
        <table:table-row table:style-name="ro1">
          <table:table-cell office:value-type="float" office:value="2463218513" table:style-name="ce1">
            <text:p>246321851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579600" table:style-name="ce6">
            <text:p><text:s/>$ 579,600<text:s/></text:p>
          </table:table-cell>
          <table:table-cell office:value-type="float" office:value="1637" table:style-name="ce11">
            <text:p>1637</text:p>
          </table:table-cell>
          <table:table-cell office:value-type="string" table:style-name="ce1">
            <text:p>VZLEFH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14" table:style-name="ce1">
            <text:p>2463218514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565100" table:style-name="ce6">
            <text:p><text:s/>$ 565,100<text:s/></text:p>
          </table:table-cell>
          <table:table-cell office:value-type="float" office:value="6112" table:style-name="ce11">
            <text:p>6112</text:p>
          </table:table-cell>
          <table:table-cell office:value-type="string" table:style-name="ce1">
            <text:p>SRUFRT</text:p>
          </table:table-cell>
          <table:table-cell office:value-type="string" table:style-name="ce1">
            <text:p>TKT 2463218514 2463218515 AUT 6112</text:p>
          </table:table-cell>
          <table:table-cell table:number-columns-repeated="16377"/>
        </table:table-row>
        <table:table-row table:style-name="ro1">
          <table:table-cell office:value-type="float" office:value="2463218515" table:style-name="ce1">
            <text:p>2463218515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565100" table:style-name="ce6">
            <text:p><text:s/>$ 565,100<text:s/></text:p>
          </table:table-cell>
          <table:table-cell office:value-type="float" office:value="6112" table:style-name="ce11">
            <text:p>6112</text:p>
          </table:table-cell>
          <table:table-cell office:value-type="string" table:style-name="ce1">
            <text:p>SRUFRT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16" table:style-name="ce1">
            <text:p>2463218516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76600" table:style-name="ce6">
            <text:p><text:s/>$ 676,600<text:s/></text:p>
          </table:table-cell>
          <table:table-cell office:value-type="float" office:value="8712" table:style-name="ce11">
            <text:p>8712</text:p>
          </table:table-cell>
          <table:table-cell office:value-type="string" table:style-name="ce1">
            <text:p>CPSICK</text:p>
          </table:table-cell>
          <table:table-cell office:value-type="string" table:style-name="ce1">
            <text:p>TKT 2463218516 2463218517 AUT 8712</text:p>
          </table:table-cell>
          <table:table-cell table:number-columns-repeated="16377"/>
        </table:table-row>
        <table:table-row table:style-name="ro1">
          <table:table-cell office:value-type="float" office:value="2463218517" table:style-name="ce1">
            <text:p>2463218517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478600" table:style-name="ce6">
            <text:p><text:s/>$ 478,600<text:s/></text:p>
          </table:table-cell>
          <table:table-cell office:value-type="float" office:value="8712" table:style-name="ce11">
            <text:p>8712</text:p>
          </table:table-cell>
          <table:table-cell office:value-type="string" table:style-name="ce1">
            <text:p>CPSICK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19" table:style-name="ce1">
            <text:p>2463218519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76600" table:style-name="ce6">
            <text:p><text:s/>$ 676,600<text:s/></text:p>
          </table:table-cell>
          <table:table-cell office:value-type="float" office:value="18630" table:style-name="ce11">
            <text:p>18630</text:p>
          </table:table-cell>
          <table:table-cell office:value-type="string" table:style-name="ce1">
            <text:p>MWOTKK</text:p>
          </table:table-cell>
          <table:table-cell office:value-type="string" table:style-name="ce1">
            <text:p>TKT 2463218519 2463218520 AUT 18630</text:p>
          </table:table-cell>
          <table:table-cell table:number-columns-repeated="16377"/>
        </table:table-row>
        <table:table-row table:style-name="ro1">
          <table:table-cell office:value-type="float" office:value="2463218520" table:style-name="ce1">
            <text:p>2463218520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478600" table:style-name="ce6">
            <text:p><text:s/>$ 478,600<text:s/></text:p>
          </table:table-cell>
          <table:table-cell office:value-type="float" office:value="18630" table:style-name="ce11">
            <text:p>18630</text:p>
          </table:table-cell>
          <table:table-cell office:value-type="string" table:style-name="ce1">
            <text:p>MWOTKK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23" table:style-name="ce1">
            <text:p>246321852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76600" table:style-name="ce6">
            <text:p><text:s/>$ 676,600<text:s/></text:p>
          </table:table-cell>
          <table:table-cell office:value-type="float" office:value="23952" table:style-name="ce11">
            <text:p>23952</text:p>
          </table:table-cell>
          <table:table-cell office:value-type="string" table:style-name="ce1">
            <text:p>TGZNZS</text:p>
          </table:table-cell>
          <table:table-cell office:value-type="string" table:style-name="ce1">
            <text:p>TKT 2463218523 2463218524 AUT 23952</text:p>
          </table:table-cell>
          <table:table-cell table:number-columns-repeated="16377"/>
        </table:table-row>
        <table:table-row table:style-name="ro1">
          <table:table-cell office:value-type="float" office:value="2463218524" table:style-name="ce1">
            <text:p>2463218524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478600" table:style-name="ce6">
            <text:p><text:s/>$ 478,600<text:s/></text:p>
          </table:table-cell>
          <table:table-cell office:value-type="float" office:value="23952" table:style-name="ce11">
            <text:p>23952</text:p>
          </table:table-cell>
          <table:table-cell office:value-type="string" table:style-name="ce1">
            <text:p>TGZNZS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29" table:style-name="ce1">
            <text:p>2463218529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708700" table:style-name="ce6">
            <text:p><text:s/>$ 708,700<text:s/></text:p>
          </table:table-cell>
          <table:table-cell office:value-type="float" office:value="29452" table:style-name="ce11">
            <text:p>29452</text:p>
          </table:table-cell>
          <table:table-cell office:value-type="string" table:style-name="ce1">
            <text:p>XZEAIX</text:p>
          </table:table-cell>
          <table:table-cell office:value-type="string" table:style-name="ce1">
            <text:p>TKT 2463218529 2463218530 AUT 29452</text:p>
          </table:table-cell>
          <table:table-cell table:number-columns-repeated="16377"/>
        </table:table-row>
        <table:table-row table:style-name="ro1">
          <table:table-cell office:value-type="float" office:value="2463218530" table:style-name="ce1">
            <text:p>2463218530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708700" table:style-name="ce6">
            <text:p><text:s/>$ 708,700<text:s/></text:p>
          </table:table-cell>
          <table:table-cell office:value-type="float" office:value="29452" table:style-name="ce11">
            <text:p>29452</text:p>
          </table:table-cell>
          <table:table-cell office:value-type="string" table:style-name="ce1">
            <text:p>XZEAIX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32" table:style-name="ce1">
            <text:p>2463218532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668700" table:style-name="ce6">
            <text:p><text:s/>$ 668,700<text:s/></text:p>
          </table:table-cell>
          <table:table-cell office:value-type="float" office:value="33876" table:style-name="ce11">
            <text:p>33876</text:p>
          </table:table-cell>
          <table:table-cell office:value-type="string" table:style-name="ce1">
            <text:p>WDLWAT</text:p>
          </table:table-cell>
          <table:table-cell office:value-type="string" table:style-name="ce1">
            <text:p>TKT 2463218532 2463218533 AUT 33876</text:p>
          </table:table-cell>
          <table:table-cell table:number-columns-repeated="16377"/>
        </table:table-row>
        <table:table-row table:style-name="ro1">
          <table:table-cell office:value-type="float" office:value="2463218533" table:style-name="ce1">
            <text:p>246321853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668700" table:style-name="ce6">
            <text:p><text:s/>$ 668,700<text:s/></text:p>
          </table:table-cell>
          <table:table-cell office:value-type="float" office:value="33876" table:style-name="ce11">
            <text:p>33876</text:p>
          </table:table-cell>
          <table:table-cell office:value-type="string" table:style-name="ce1">
            <text:p>WDLWAT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36" table:style-name="ce1">
            <text:p>2463218536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40194" table:style-name="ce11">
            <text:p>40194</text:p>
          </table:table-cell>
          <table:table-cell office:value-type="string" table:style-name="ce1">
            <text:p>MRIBMM</text:p>
          </table:table-cell>
          <table:table-cell office:value-type="string" table:style-name="ce1">
            <text:p>TKT 2463218536 2463218537 AUT 40194</text:p>
          </table:table-cell>
          <table:table-cell table:number-columns-repeated="16377"/>
        </table:table-row>
        <table:table-row table:style-name="ro1">
          <table:table-cell office:value-type="float" office:value="2463218537" table:style-name="ce1">
            <text:p>2463218537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40194" table:style-name="ce11">
            <text:p>40194</text:p>
          </table:table-cell>
          <table:table-cell office:value-type="string" table:style-name="ce1">
            <text:p>MRIBMM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41" table:style-name="ce1">
            <text:p>2463218541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313100" table:style-name="ce6">
            <text:p><text:s/>$ 313,100<text:s/></text:p>
          </table:table-cell>
          <table:table-cell office:value-type="float" office:value="46495" table:style-name="ce11">
            <text:p>46495</text:p>
          </table:table-cell>
          <table:table-cell office:value-type="string" table:style-name="ce1">
            <text:p>WTYMRJ</text:p>
          </table:table-cell>
          <table:table-cell office:value-type="string" table:style-name="ce1">
            <text:p>TKT 2463218541 AUT 46495</text:p>
          </table:table-cell>
          <table:table-cell table:number-columns-repeated="16377"/>
        </table:table-row>
        <table:table-row table:style-name="ro1">
          <table:table-cell office:value-type="float" office:value="2463218544" table:style-name="ce1">
            <text:p>2463218544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059500" table:style-name="ce6">
            <text:p><text:s/>$ 1,059,500<text:s/></text:p>
          </table:table-cell>
          <table:table-cell office:value-type="float" office:value="52474" table:style-name="ce11">
            <text:p>52474</text:p>
          </table:table-cell>
          <table:table-cell office:value-type="string" table:style-name="ce1">
            <text:p>MWRFJX</text:p>
          </table:table-cell>
          <table:table-cell office:value-type="string" table:style-name="ce1">
            <text:p>TKT 2463218544 AUT 52474</text:p>
          </table:table-cell>
          <table:table-cell table:number-columns-repeated="16377"/>
        </table:table-row>
        <table:table-row table:style-name="ro1">
          <table:table-cell office:value-type="float" office:value="2463218545" table:style-name="ce1">
            <text:p>2463218545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083700" table:style-name="ce6">
            <text:p><text:s/>$ 1,083,700<text:s/></text:p>
          </table:table-cell>
          <table:table-cell office:value-type="float" office:value="58789" table:style-name="ce11">
            <text:p>58789</text:p>
          </table:table-cell>
          <table:table-cell office:value-type="string" table:style-name="ce1">
            <text:p>LXSTTJ</text:p>
          </table:table-cell>
          <table:table-cell office:value-type="string" table:style-name="ce1">
            <text:p>TKT 2463218545 AUT 58789</text:p>
          </table:table-cell>
          <table:table-cell table:number-columns-repeated="16377"/>
        </table:table-row>
        <table:table-row table:style-name="ro1">
          <table:table-cell office:value-type="float" office:value="2463218547" table:style-name="ce1">
            <text:p>2463218547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933700" table:style-name="ce6">
            <text:p><text:s/>$ 933,700<text:s/></text:p>
          </table:table-cell>
          <table:table-cell office:value-type="float" office:value="72017" table:style-name="ce11">
            <text:p>72017</text:p>
          </table:table-cell>
          <table:table-cell office:value-type="string" table:style-name="ce1">
            <text:p>NNGUBJ</text:p>
          </table:table-cell>
          <table:table-cell office:value-type="string" table:style-name="ce1">
            <text:p>TKT 2463218547 2463218548 AUT 72017</text:p>
          </table:table-cell>
          <table:table-cell table:number-columns-repeated="16377"/>
        </table:table-row>
        <table:table-row table:style-name="ro1">
          <table:table-cell office:value-type="float" office:value="2463218548" table:style-name="ce1">
            <text:p>2463218548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933700" table:style-name="ce6">
            <text:p><text:s/>$ 933,700<text:s/></text:p>
          </table:table-cell>
          <table:table-cell office:value-type="float" office:value="72017" table:style-name="ce11">
            <text:p>72017</text:p>
          </table:table-cell>
          <table:table-cell office:value-type="string" table:style-name="ce1">
            <text:p>NNGUBJ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49" table:style-name="ce1">
            <text:p>2463218549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137100" table:style-name="ce6">
            <text:p><text:s/>$ 1,137,100<text:s/></text:p>
          </table:table-cell>
          <table:table-cell office:value-type="float" office:value="75424" table:style-name="ce11">
            <text:p>75424</text:p>
          </table:table-cell>
          <table:table-cell office:value-type="string" table:style-name="ce1">
            <text:p>EIIENS</text:p>
          </table:table-cell>
          <table:table-cell office:value-type="string" table:style-name="ce1">
            <text:p>TKT 2463218549 2463218550 AUT 75424</text:p>
          </table:table-cell>
          <table:table-cell table:number-columns-repeated="16377"/>
        </table:table-row>
        <table:table-row table:style-name="ro1">
          <table:table-cell office:value-type="float" office:value="2463218550" table:style-name="ce1">
            <text:p>2463218550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137100" table:style-name="ce6">
            <text:p><text:s/>$ 1,137,100<text:s/></text:p>
          </table:table-cell>
          <table:table-cell office:value-type="float" office:value="75424" table:style-name="ce11">
            <text:p>75424</text:p>
          </table:table-cell>
          <table:table-cell office:value-type="string" table:style-name="ce1">
            <text:p>EIIENS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51" table:style-name="ce1">
            <text:p>2463218551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588700" table:style-name="ce6">
            <text:p><text:s/>$ 588,700<text:s/></text:p>
          </table:table-cell>
          <table:table-cell office:value-type="float" office:value="76014" table:style-name="ce11">
            <text:p>76014</text:p>
          </table:table-cell>
          <table:table-cell office:value-type="string" table:style-name="ce1">
            <text:p>GTHNXO</text:p>
          </table:table-cell>
          <table:table-cell office:value-type="string" table:style-name="ce1">
            <text:p>TKT 2463218551 2463218552 AUT 76014</text:p>
          </table:table-cell>
          <table:table-cell table:number-columns-repeated="16377"/>
        </table:table-row>
        <table:table-row table:style-name="ro1">
          <table:table-cell office:value-type="float" office:value="2463218552" table:style-name="ce1">
            <text:p>2463218552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588700" table:style-name="ce6">
            <text:p><text:s/>$ 588,700<text:s/></text:p>
          </table:table-cell>
          <table:table-cell office:value-type="float" office:value="76014" table:style-name="ce11">
            <text:p>76014</text:p>
          </table:table-cell>
          <table:table-cell office:value-type="string" table:style-name="ce1">
            <text:p>GTHNXO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53" table:style-name="ce1">
            <text:p>246321855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536000" table:style-name="ce6">
            <text:p><text:s/>$ 536,000<text:s/></text:p>
          </table:table-cell>
          <table:table-cell office:value-type="float" office:value="81615" table:style-name="ce11">
            <text:p>81615</text:p>
          </table:table-cell>
          <table:table-cell office:value-type="string" table:style-name="ce1">
            <text:p>MEUSHW</text:p>
          </table:table-cell>
          <table:table-cell office:value-type="string" table:style-name="ce1">
            <text:p>TKT 2463218553 2463218554 AUT 81615</text:p>
          </table:table-cell>
          <table:table-cell table:number-columns-repeated="16377"/>
        </table:table-row>
        <table:table-row table:style-name="ro1">
          <table:table-cell office:value-type="float" office:value="2463218554" table:style-name="ce1">
            <text:p>2463218554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536000" table:style-name="ce6">
            <text:p><text:s/>$ 536,000<text:s/></text:p>
          </table:table-cell>
          <table:table-cell office:value-type="float" office:value="81615" table:style-name="ce11">
            <text:p>81615</text:p>
          </table:table-cell>
          <table:table-cell office:value-type="string" table:style-name="ce1">
            <text:p>MEUSHW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57" table:style-name="ce1">
            <text:p>2463218557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89250" table:style-name="ce11">
            <text:p>89250</text:p>
          </table:table-cell>
          <table:table-cell office:value-type="string" table:style-name="ce1">
            <text:p>NXLYBN</text:p>
          </table:table-cell>
          <table:table-cell office:value-type="string" table:style-name="ce1">
            <text:p>TKT 2463218557 2463218558 AUT 89250</text:p>
          </table:table-cell>
          <table:table-cell table:number-columns-repeated="16377"/>
        </table:table-row>
        <table:table-row table:style-name="ro1">
          <table:table-cell office:value-type="float" office:value="2463218558" table:style-name="ce1">
            <text:p>2463218558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89250" table:style-name="ce11">
            <text:p>89250</text:p>
          </table:table-cell>
          <table:table-cell office:value-type="string" table:style-name="ce1">
            <text:p>NXLYBN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59" table:style-name="ce1">
            <text:p>2463218559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XXXXXXXX8221</text:p>
          </table:table-cell>
          <table:table-cell office:value-type="currency" office:value="1214800" table:style-name="ce7">
            <text:p><text:s/>$ 1,214,800<text:s/></text:p>
          </table:table-cell>
          <table:table-cell office:value-type="float" office:value="89332" table:style-name="ce11">
            <text:p>89332</text:p>
          </table:table-cell>
          <table:table-cell office:value-type="string" table:style-name="ce1">
            <text:p>MMCCAV</text:p>
          </table:table-cell>
          <table:table-cell office:value-type="string" table:style-name="ce1">
            <text:p>TKT 2463218559 2463218560 AUT 91392</text:p>
          </table:table-cell>
          <table:table-cell table:number-columns-repeated="16377"/>
        </table:table-row>
        <table:table-row table:style-name="ro1">
          <table:table-cell office:value-type="float" office:value="2463218560" table:style-name="ce1">
            <text:p>2463218560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XXXXXXXX8221</text:p>
          </table:table-cell>
          <table:table-cell office:value-type="currency" office:value="1214800" table:style-name="ce7">
            <text:p><text:s/>$ 1,214,800<text:s/></text:p>
          </table:table-cell>
          <table:table-cell office:value-type="float" office:value="91392" table:style-name="ce11">
            <text:p>91392</text:p>
          </table:table-cell>
          <table:table-cell office:value-type="string" table:style-name="ce1">
            <text:p>MMCCAV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63" table:style-name="ce1">
            <text:p>246321856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668500" table:style-name="ce6">
            <text:p><text:s/>$ 668,500<text:s/></text:p>
          </table:table-cell>
          <table:table-cell office:value-type="float" office:value="93456" table:style-name="ce11">
            <text:p>93456</text:p>
          </table:table-cell>
          <table:table-cell office:value-type="string" table:style-name="ce1">
            <text:p>ZRFYWT</text:p>
          </table:table-cell>
          <table:table-cell office:value-type="string" table:style-name="ce1">
            <text:p>TKT 2463218563 2463218564 AUT 93456</text:p>
          </table:table-cell>
          <table:table-cell table:number-columns-repeated="16377"/>
        </table:table-row>
        <table:table-row table:style-name="ro1">
          <table:table-cell office:value-type="float" office:value="2463218564" table:style-name="ce1">
            <text:p>2463218564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476500" table:style-name="ce6">
            <text:p><text:s/>$ 476,500<text:s/></text:p>
          </table:table-cell>
          <table:table-cell office:value-type="float" office:value="93456" table:style-name="ce11">
            <text:p>93456</text:p>
          </table:table-cell>
          <table:table-cell office:value-type="string" table:style-name="ce1">
            <text:p>ZRFYWT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67" table:style-name="ce1">
            <text:p>2463218567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XXXXXXXX2078</text:p>
          </table:table-cell>
          <table:table-cell office:value-type="currency" office:value="0" table:style-name="ce6">
            <text:p><text:s/>$ -<text:s text:c="3"/></text:p>
          </table:table-cell>
          <table:table-cell office:value-type="float" office:value="115648" table:style-name="ce11">
            <text:p>115648</text:p>
          </table:table-cell>
          <table:table-cell office:value-type="string" table:style-name="ce1">
            <text:p>AYVWPQ</text:p>
          </table:table-cell>
          <table:table-cell office:value-type="string" table:style-name="ce1">
            <text:p>TKT 2463218567 AUT 115648</text:p>
          </table:table-cell>
          <table:table-cell table:number-columns-repeated="16377"/>
        </table:table-row>
        <table:table-row table:style-name="ro1">
          <table:table-cell office:value-type="float" office:value="2463218572" table:style-name="ce1">
            <text:p>2463218572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673700" table:style-name="ce6">
            <text:p><text:s/>$ 673,700<text:s/></text:p>
          </table:table-cell>
          <table:table-cell office:value-type="float" office:value="139958" table:style-name="ce11">
            <text:p>139958</text:p>
          </table:table-cell>
          <table:table-cell office:value-type="string" table:style-name="ce1">
            <text:p>EXPCGE</text:p>
          </table:table-cell>
          <table:table-cell office:value-type="string" table:style-name="ce1">
            <text:p>TKT 2463218572 2463218573 AUT 139958</text:p>
          </table:table-cell>
          <table:table-cell table:number-columns-repeated="16377"/>
        </table:table-row>
        <table:table-row table:style-name="ro1">
          <table:table-cell office:value-type="float" office:value="2463218573" table:style-name="ce1">
            <text:p>246321857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673700" table:style-name="ce6">
            <text:p><text:s/>$ 673,700<text:s/></text:p>
          </table:table-cell>
          <table:table-cell office:value-type="float" office:value="139958" table:style-name="ce11">
            <text:p>139958</text:p>
          </table:table-cell>
          <table:table-cell office:value-type="string" table:style-name="ce1">
            <text:p>EXPCGE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74" table:style-name="ce1">
            <text:p>2463218574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917200" table:style-name="ce6">
            <text:p><text:s/>$ 917,200<text:s/></text:p>
          </table:table-cell>
          <table:table-cell office:value-type="float" office:value="148213" table:style-name="ce11">
            <text:p>148213</text:p>
          </table:table-cell>
          <table:table-cell office:value-type="string" table:style-name="ce1">
            <text:p>MZGBWO</text:p>
          </table:table-cell>
          <table:table-cell office:value-type="string" table:style-name="ce1">
            <text:p>TKT 2463218574 2463218575 AUT 148213</text:p>
          </table:table-cell>
          <table:table-cell table:number-columns-repeated="16377"/>
        </table:table-row>
        <table:table-row table:style-name="ro1">
          <table:table-cell office:value-type="float" office:value="2463218575" table:style-name="ce1">
            <text:p>2463218575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41200" table:style-name="ce6">
            <text:p><text:s/>$ 641,200<text:s/></text:p>
          </table:table-cell>
          <table:table-cell office:value-type="float" office:value="148213" table:style-name="ce11">
            <text:p>148213</text:p>
          </table:table-cell>
          <table:table-cell office:value-type="string" table:style-name="ce1">
            <text:p>MZGBWO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76" table:style-name="ce1">
            <text:p>2463218576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33000" table:style-name="ce6">
            <text:p><text:s/>$ 633,000<text:s/></text:p>
          </table:table-cell>
          <table:table-cell office:value-type="float" office:value="154109" table:style-name="ce11">
            <text:p>154109</text:p>
          </table:table-cell>
          <table:table-cell office:value-type="string" table:style-name="ce1">
            <text:p>QHJEXI</text:p>
          </table:table-cell>
          <table:table-cell office:value-type="string" table:style-name="ce1">
            <text:p>TKT 2463218576 2463218577 AUT 154109</text:p>
          </table:table-cell>
          <table:table-cell table:number-columns-repeated="16377"/>
        </table:table-row>
        <table:table-row table:style-name="ro1">
          <table:table-cell office:value-type="float" office:value="2463218577" table:style-name="ce1">
            <text:p>2463218577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33000" table:style-name="ce6">
            <text:p><text:s/>$ 633,000<text:s/></text:p>
          </table:table-cell>
          <table:table-cell office:value-type="float" office:value="154109" table:style-name="ce11">
            <text:p>154109</text:p>
          </table:table-cell>
          <table:table-cell office:value-type="string" table:style-name="ce1">
            <text:p>QHJEXI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79" table:style-name="ce1">
            <text:p>2463218579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833400" table:style-name="ce6">
            <text:p><text:s/>$ 833,400<text:s/></text:p>
          </table:table-cell>
          <table:table-cell office:value-type="float" office:value="160938" table:style-name="ce11">
            <text:p>160938</text:p>
          </table:table-cell>
          <table:table-cell office:value-type="string" table:style-name="ce1">
            <text:p>KNNXAN</text:p>
          </table:table-cell>
          <table:table-cell office:value-type="string" table:style-name="ce1">
            <text:p>TKT 2463218579 2463218580 AUT 160938</text:p>
          </table:table-cell>
          <table:table-cell table:number-columns-repeated="16377"/>
        </table:table-row>
        <table:table-row table:style-name="ro1">
          <table:table-cell office:value-type="float" office:value="2463218580" table:style-name="ce1">
            <text:p>2463218580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586800" table:style-name="ce6">
            <text:p><text:s/>$ 586,800<text:s/></text:p>
          </table:table-cell>
          <table:table-cell office:value-type="float" office:value="160938" table:style-name="ce11">
            <text:p>160938</text:p>
          </table:table-cell>
          <table:table-cell office:value-type="string" table:style-name="ce1">
            <text:p>KNNXAN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82" table:style-name="ce1">
            <text:p>2463218582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589300" table:style-name="ce6">
            <text:p><text:s/>$ 589,300<text:s/></text:p>
          </table:table-cell>
          <table:table-cell office:value-type="float" office:value="169056" table:style-name="ce11">
            <text:p>169056</text:p>
          </table:table-cell>
          <table:table-cell office:value-type="string" table:style-name="ce1">
            <text:p>IPIGVO</text:p>
          </table:table-cell>
          <table:table-cell office:value-type="string" table:style-name="ce1">
            <text:p>TKT 2463218582 2463218583 AUT 169056</text:p>
          </table:table-cell>
          <table:table-cell table:number-columns-repeated="16377"/>
        </table:table-row>
        <table:table-row table:style-name="ro1">
          <table:table-cell office:value-type="float" office:value="2463218583" table:style-name="ce1">
            <text:p>246321858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589300" table:style-name="ce6">
            <text:p><text:s/>$ 589,300<text:s/></text:p>
          </table:table-cell>
          <table:table-cell office:value-type="float" office:value="169056" table:style-name="ce11">
            <text:p>169056</text:p>
          </table:table-cell>
          <table:table-cell office:value-type="string" table:style-name="ce1">
            <text:p>IPIGVO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84" table:style-name="ce1">
            <text:p>2463218584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MC5525XXXXXXXX4836</text:p>
          </table:table-cell>
          <table:table-cell office:value-type="currency" office:value="1831140" table:style-name="ce7">
            <text:p><text:s/>$ 1,831,140<text:s/></text:p>
          </table:table-cell>
          <table:table-cell office:value-type="string" table:style-name="ce11">
            <text:p>X04653</text:p>
          </table:table-cell>
          <table:table-cell office:value-type="string" table:style-name="ce1">
            <text:p>OZBGDF</text:p>
          </table:table-cell>
          <table:table-cell office:value-type="string" table:style-name="ce1">
            <text:p>TKT 2463218584 AUT 4653</text:p>
          </table:table-cell>
          <table:table-cell table:number-columns-repeated="16377"/>
        </table:table-row>
        <table:table-row table:style-name="ro1">
          <table:table-cell office:value-type="float" office:value="2463218588" table:style-name="ce1">
            <text:p>2463218588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093400" table:style-name="ce6">
            <text:p><text:s/>$ 1,093,400<text:s/></text:p>
          </table:table-cell>
          <table:table-cell office:value-type="float" office:value="210861" table:style-name="ce11">
            <text:p>210861</text:p>
          </table:table-cell>
          <table:table-cell office:value-type="string" table:style-name="ce1">
            <text:p>VJNSOW</text:p>
          </table:table-cell>
          <table:table-cell office:value-type="string" table:style-name="ce1">
            <text:p>TKT 2463218588 AUT 210861</text:p>
          </table:table-cell>
          <table:table-cell table:number-columns-repeated="16377"/>
        </table:table-row>
        <table:table-row table:style-name="ro1">
          <table:table-cell office:value-type="float" office:value="2463218589" table:style-name="ce1">
            <text:p>2463218589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536100" table:style-name="ce6">
            <text:p><text:s/>$ 1,536,100<text:s/></text:p>
          </table:table-cell>
          <table:table-cell office:value-type="float" office:value="215111" table:style-name="ce11">
            <text:p>215111</text:p>
          </table:table-cell>
          <table:table-cell office:value-type="string" table:style-name="ce1">
            <text:p>WHLYGA</text:p>
          </table:table-cell>
          <table:table-cell office:value-type="string" table:style-name="ce1">
            <text:p>TKT 2463218589 AUT 215111</text:p>
          </table:table-cell>
          <table:table-cell table:number-columns-repeated="16377"/>
        </table:table-row>
        <table:table-row table:style-name="ro1">
          <table:table-cell office:value-type="float" office:value="2463218592" table:style-name="ce1">
            <text:p>2463218592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033600" table:style-name="ce6">
            <text:p><text:s/>$ 1,033,600<text:s/></text:p>
          </table:table-cell>
          <table:table-cell office:value-type="float" office:value="221821" table:style-name="ce11">
            <text:p>221821</text:p>
          </table:table-cell>
          <table:table-cell office:value-type="string" table:style-name="ce1">
            <text:p>VUGPGP</text:p>
          </table:table-cell>
          <table:table-cell office:value-type="string" table:style-name="ce1">
            <text:p>TKT 2463218592 2463218593 AUT 221821</text:p>
          </table:table-cell>
          <table:table-cell table:number-columns-repeated="16377"/>
        </table:table-row>
        <table:table-row table:style-name="ro1">
          <table:table-cell office:value-type="float" office:value="2463218593" table:style-name="ce1">
            <text:p>246321859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033600" table:style-name="ce6">
            <text:p><text:s/>$ 1,033,600<text:s/></text:p>
          </table:table-cell>
          <table:table-cell office:value-type="float" office:value="221821" table:style-name="ce11">
            <text:p>221821</text:p>
          </table:table-cell>
          <table:table-cell office:value-type="string" table:style-name="ce1">
            <text:p>VUGPGP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94" table:style-name="ce1">
            <text:p>2463218594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784900" table:style-name="ce6">
            <text:p><text:s/>$ 784,900<text:s/></text:p>
          </table:table-cell>
          <table:table-cell office:value-type="float" office:value="222200" table:style-name="ce11">
            <text:p>222200</text:p>
          </table:table-cell>
          <table:table-cell office:value-type="string" table:style-name="ce1">
            <text:p>NSQYDA</text:p>
          </table:table-cell>
          <table:table-cell office:value-type="string" table:style-name="ce1">
            <text:p>TKT 2463218594 2463218595 AUT 222200</text:p>
          </table:table-cell>
          <table:table-cell table:number-columns-repeated="16377"/>
        </table:table-row>
        <table:table-row table:style-name="ro1">
          <table:table-cell office:value-type="float" office:value="2463218595" table:style-name="ce1">
            <text:p>2463218595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553300" table:style-name="ce6">
            <text:p><text:s/>$ 553,300<text:s/></text:p>
          </table:table-cell>
          <table:table-cell office:value-type="float" office:value="222200" table:style-name="ce11">
            <text:p>222200</text:p>
          </table:table-cell>
          <table:table-cell office:value-type="string" table:style-name="ce1">
            <text:p>NSQYDA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96" table:style-name="ce1">
            <text:p>2463218596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XXXXXXXX8221</text:p>
          </table:table-cell>
          <table:table-cell office:value-type="currency" office:value="509000" table:style-name="ce6">
            <text:p><text:s/>$ 509,000<text:s/></text:p>
          </table:table-cell>
          <table:table-cell office:value-type="float" office:value="228066" table:style-name="ce11">
            <text:p>228066</text:p>
          </table:table-cell>
          <table:table-cell office:value-type="string" table:style-name="ce1">
            <text:p>XBBWNT</text:p>
          </table:table-cell>
          <table:table-cell office:value-type="string" table:style-name="ce1">
            <text:p>TKT 2463218596 AUT 228066</text:p>
          </table:table-cell>
          <table:table-cell table:number-columns-repeated="16377"/>
        </table:table-row>
        <table:table-row table:style-name="ro1">
          <table:table-cell office:value-type="float" office:value="2463218597" table:style-name="ce1">
            <text:p>2463218597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001600" table:style-name="ce6">
            <text:p><text:s/>$ 1,001,600<text:s/></text:p>
          </table:table-cell>
          <table:table-cell office:value-type="float" office:value="229333" table:style-name="ce11">
            <text:p>229333</text:p>
          </table:table-cell>
          <table:table-cell office:value-type="string" table:style-name="ce1">
            <text:p>PJEOSK</text:p>
          </table:table-cell>
          <table:table-cell office:value-type="string" table:style-name="ce1">
            <text:p>TKT 2463218597 2463218598 AUT 229333</text:p>
          </table:table-cell>
          <table:table-cell table:number-columns-repeated="16377"/>
        </table:table-row>
        <table:table-row table:style-name="ro1">
          <table:table-cell office:value-type="float" office:value="2463218598" table:style-name="ce1">
            <text:p>2463218598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001600" table:style-name="ce6">
            <text:p><text:s/>$ 1,001,600<text:s/></text:p>
          </table:table-cell>
          <table:table-cell office:value-type="float" office:value="229333" table:style-name="ce11">
            <text:p>229333</text:p>
          </table:table-cell>
          <table:table-cell office:value-type="string" table:style-name="ce1">
            <text:p>PJEOSK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8599" table:style-name="ce1">
            <text:p>2463218599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848000" table:style-name="ce6">
            <text:p><text:s/>$ 848,000<text:s/></text:p>
          </table:table-cell>
          <table:table-cell office:value-type="float" office:value="231042" table:style-name="ce11">
            <text:p>231042</text:p>
          </table:table-cell>
          <table:table-cell office:value-type="string" table:style-name="ce1">
            <text:p>QGKSHV</text:p>
          </table:table-cell>
          <table:table-cell office:value-type="string" table:style-name="ce1">
            <text:p>TKT 2463218599 2463218600 AUT 231042</text:p>
          </table:table-cell>
          <table:table-cell table:number-columns-repeated="16377"/>
        </table:table-row>
        <table:table-row table:style-name="ro1">
          <table:table-cell office:value-type="float" office:value="2463218600" table:style-name="ce1">
            <text:p>2463218600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848000" table:style-name="ce6">
            <text:p><text:s/>$ 848,000<text:s/></text:p>
          </table:table-cell>
          <table:table-cell office:value-type="float" office:value="231042" table:style-name="ce11">
            <text:p>231042</text:p>
          </table:table-cell>
          <table:table-cell office:value-type="string" table:style-name="ce1">
            <text:p>QGKSHV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01" table:style-name="ce1">
            <text:p>2463219201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XXXXXXXX8221</text:p>
          </table:table-cell>
          <table:table-cell office:value-type="currency" office:value="1079200" table:style-name="ce6">
            <text:p><text:s/>$ 1,079,200<text:s/></text:p>
          </table:table-cell>
          <table:table-cell office:value-type="float" office:value="247276" table:style-name="ce11">
            <text:p>247276</text:p>
          </table:table-cell>
          <table:table-cell office:value-type="string" table:style-name="ce1">
            <text:p>LTVRCX</text:p>
          </table:table-cell>
          <table:table-cell office:value-type="string" table:style-name="ce1">
            <text:p>TKT 2463219201 AUT 247276</text:p>
          </table:table-cell>
          <table:table-cell table:number-columns-repeated="16377"/>
        </table:table-row>
        <table:table-row table:style-name="ro1">
          <table:table-cell office:value-type="float" office:value="2463219202" table:style-name="ce1">
            <text:p>2463219202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MC5474XXXXXXXX5160</text:p>
          </table:table-cell>
          <table:table-cell office:value-type="currency" office:value="739950" table:style-name="ce7">
            <text:p><text:s/>$ 739,950<text:s/></text:p>
          </table:table-cell>
          <table:table-cell office:value-type="string" table:style-name="ce11">
            <text:p>X01821</text:p>
          </table:table-cell>
          <table:table-cell office:value-type="string" table:style-name="ce1">
            <text:p>UMQVYX</text:p>
          </table:table-cell>
          <table:table-cell office:value-type="string" table:style-name="ce1">
            <text:p>TKT 2463219202 AUT 1821</text:p>
          </table:table-cell>
          <table:table-cell table:number-columns-repeated="16377"/>
        </table:table-row>
        <table:table-row table:style-name="ro1">
          <table:table-cell office:value-type="float" office:value="2463219203" table:style-name="ce1">
            <text:p>246321920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259780" table:style-name="ce11">
            <text:p>259780</text:p>
          </table:table-cell>
          <table:table-cell office:value-type="string" table:style-name="ce1">
            <text:p>RNGLNI</text:p>
          </table:table-cell>
          <table:table-cell office:value-type="string" table:style-name="ce1">
            <text:p>TKT 2463219203 2463219204 AUT 259780</text:p>
          </table:table-cell>
          <table:table-cell table:number-columns-repeated="16377"/>
        </table:table-row>
        <table:table-row table:style-name="ro1">
          <table:table-cell office:value-type="float" office:value="2463219204" table:style-name="ce1">
            <text:p>2463219204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820000" table:style-name="ce6">
            <text:p><text:s/>$ 820,000<text:s/></text:p>
          </table:table-cell>
          <table:table-cell office:value-type="float" office:value="259780" table:style-name="ce11">
            <text:p>259780</text:p>
          </table:table-cell>
          <table:table-cell office:value-type="string" table:style-name="ce1">
            <text:p>RNGLNI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05" table:style-name="ce1">
            <text:p>2463219205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027400" table:style-name="ce6">
            <text:p><text:s/>$ 1,027,400<text:s/></text:p>
          </table:table-cell>
          <table:table-cell office:value-type="float" office:value="262582" table:style-name="ce11">
            <text:p>262582</text:p>
          </table:table-cell>
          <table:table-cell office:value-type="string" table:style-name="ce1">
            <text:p>LKXUUW</text:p>
          </table:table-cell>
          <table:table-cell office:value-type="string" table:style-name="ce1">
            <text:p>TKT 2463219205 2463219206 AUT 262582</text:p>
          </table:table-cell>
          <table:table-cell table:number-columns-repeated="16377"/>
        </table:table-row>
        <table:table-row table:style-name="ro1">
          <table:table-cell office:value-type="float" office:value="2463219206" table:style-name="ce1">
            <text:p>2463219206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724400" table:style-name="ce6">
            <text:p><text:s/>$ 724,400<text:s/></text:p>
          </table:table-cell>
          <table:table-cell office:value-type="float" office:value="262582" table:style-name="ce11">
            <text:p>262582</text:p>
          </table:table-cell>
          <table:table-cell office:value-type="string" table:style-name="ce1">
            <text:p>LKXUUW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07" table:style-name="ce1">
            <text:p>2463219207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579600" table:style-name="ce6">
            <text:p><text:s/>$ 579,600<text:s/></text:p>
          </table:table-cell>
          <table:table-cell office:value-type="float" office:value="266583" table:style-name="ce11">
            <text:p>266583</text:p>
          </table:table-cell>
          <table:table-cell office:value-type="string" table:style-name="ce1">
            <text:p>IHIMOP</text:p>
          </table:table-cell>
          <table:table-cell office:value-type="string" table:style-name="ce1">
            <text:p>TKT 2463219207 2463219208 AUT 266583</text:p>
          </table:table-cell>
          <table:table-cell table:number-columns-repeated="16377"/>
        </table:table-row>
        <table:table-row table:style-name="ro1">
          <table:table-cell office:value-type="float" office:value="2463219208" table:style-name="ce1">
            <text:p>2463219208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579600" table:style-name="ce6">
            <text:p><text:s/>$ 579,600<text:s/></text:p>
          </table:table-cell>
          <table:table-cell office:value-type="float" office:value="266583" table:style-name="ce11">
            <text:p>266583</text:p>
          </table:table-cell>
          <table:table-cell office:value-type="string" table:style-name="ce1">
            <text:p>IHIMOP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09" table:style-name="ce1">
            <text:p>2463219209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270122" table:style-name="ce11">
            <text:p>270122</text:p>
          </table:table-cell>
          <table:table-cell office:value-type="string" table:style-name="ce1">
            <text:p>ACPBMC</text:p>
          </table:table-cell>
          <table:table-cell office:value-type="string" table:style-name="ce1">
            <text:p>TKT 2463219209 2463219210 AUT 270122</text:p>
          </table:table-cell>
          <table:table-cell table:number-columns-repeated="16377"/>
        </table:table-row>
        <table:table-row table:style-name="ro1">
          <table:table-cell office:value-type="float" office:value="2463219210" table:style-name="ce1">
            <text:p>2463219210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270122" table:style-name="ce11">
            <text:p>270122</text:p>
          </table:table-cell>
          <table:table-cell office:value-type="string" table:style-name="ce1">
            <text:p>ACPBMC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11" table:style-name="ce1">
            <text:p>2463219211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030700" table:style-name="ce6">
            <text:p><text:s/>$ 1,030,700<text:s/></text:p>
          </table:table-cell>
          <table:table-cell office:value-type="float" office:value="276701" table:style-name="ce11">
            <text:p>276701</text:p>
          </table:table-cell>
          <table:table-cell office:value-type="string" table:style-name="ce1">
            <text:p>WFESGA</text:p>
          </table:table-cell>
          <table:table-cell office:value-type="string" table:style-name="ce1">
            <text:p>TKT 2463219211 2463219212 AUT 276701</text:p>
          </table:table-cell>
          <table:table-cell table:number-columns-repeated="16377"/>
        </table:table-row>
        <table:table-row table:style-name="ro1">
          <table:table-cell office:value-type="float" office:value="2463219212" table:style-name="ce1">
            <text:p>2463219212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030700" table:style-name="ce6">
            <text:p><text:s/>$ 1,030,700<text:s/></text:p>
          </table:table-cell>
          <table:table-cell office:value-type="float" office:value="276701" table:style-name="ce11">
            <text:p>276701</text:p>
          </table:table-cell>
          <table:table-cell office:value-type="string" table:style-name="ce1">
            <text:p>WFESGA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13" table:style-name="ce1">
            <text:p>246321921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XXXXXXXX2078</text:p>
          </table:table-cell>
          <table:table-cell office:value-type="currency" office:value="688100" table:style-name="ce6">
            <text:p><text:s/>$ 688,100<text:s/></text:p>
          </table:table-cell>
          <table:table-cell office:value-type="float" office:value="283279" table:style-name="ce11">
            <text:p>283279</text:p>
          </table:table-cell>
          <table:table-cell office:value-type="string" table:style-name="ce1">
            <text:p>CSVUIN</text:p>
          </table:table-cell>
          <table:table-cell office:value-type="string" table:style-name="ce1">
            <text:p>TKT 2463219213 AUT 283279</text:p>
          </table:table-cell>
          <table:table-cell table:number-columns-repeated="16377"/>
        </table:table-row>
        <table:table-row table:style-name="ro1">
          <table:table-cell office:value-type="float" office:value="2463219215" table:style-name="ce1">
            <text:p>2463219215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71800" table:style-name="ce6">
            <text:p><text:s/>$ 671,800<text:s/></text:p>
          </table:table-cell>
          <table:table-cell office:value-type="float" office:value="295824" table:style-name="ce11">
            <text:p>295824</text:p>
          </table:table-cell>
          <table:table-cell office:value-type="string" table:style-name="ce1">
            <text:p>WKAQDD</text:p>
          </table:table-cell>
          <table:table-cell office:value-type="string" table:style-name="ce1">
            <text:p>TKT 2463219215 2463219216 AUT 295824</text:p>
          </table:table-cell>
          <table:table-cell table:number-columns-repeated="16377"/>
        </table:table-row>
        <table:table-row table:style-name="ro1">
          <table:table-cell office:value-type="float" office:value="2463219216" table:style-name="ce1">
            <text:p>2463219216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71800" table:style-name="ce6">
            <text:p><text:s/>$ 671,800<text:s/></text:p>
          </table:table-cell>
          <table:table-cell office:value-type="float" office:value="295824" table:style-name="ce11">
            <text:p>295824</text:p>
          </table:table-cell>
          <table:table-cell office:value-type="string" table:style-name="ce1">
            <text:p>WKAQDD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17" table:style-name="ce1">
            <text:p>2463219217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91200" table:style-name="ce6">
            <text:p><text:s/>$ 691,200<text:s/></text:p>
          </table:table-cell>
          <table:table-cell office:value-type="float" office:value="295531" table:style-name="ce11">
            <text:p>295531</text:p>
          </table:table-cell>
          <table:table-cell office:value-type="string" table:style-name="ce1">
            <text:p>KFJBDR</text:p>
          </table:table-cell>
          <table:table-cell office:value-type="string" table:style-name="ce1">
            <text:p>TKT 2463219217 AUT 295531</text:p>
          </table:table-cell>
          <table:table-cell table:number-columns-repeated="16377"/>
        </table:table-row>
        <table:table-row table:style-name="ro1">
          <table:table-cell office:value-type="float" office:value="2463219219" table:style-name="ce1">
            <text:p>2463219219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367457" table:style-name="ce11">
            <text:p>367457</text:p>
          </table:table-cell>
          <table:table-cell office:value-type="string" table:style-name="ce1">
            <text:p>KZAESO</text:p>
          </table:table-cell>
          <table:table-cell office:value-type="string" table:style-name="ce1">
            <text:p>TKT 2463219219 AUT 367457</text:p>
          </table:table-cell>
          <table:table-cell table:number-columns-repeated="16377"/>
        </table:table-row>
        <table:table-row table:style-name="ro1">
          <table:table-cell office:value-type="float" office:value="2463219221" table:style-name="ce1">
            <text:p>2463219221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18700" table:style-name="ce6">
            <text:p><text:s/>$ 618,700<text:s/></text:p>
          </table:table-cell>
          <table:table-cell office:value-type="float" office:value="386393" table:style-name="ce11">
            <text:p>386393</text:p>
          </table:table-cell>
          <table:table-cell office:value-type="string" table:style-name="ce1">
            <text:p>QTYUCD</text:p>
          </table:table-cell>
          <table:table-cell office:value-type="string" table:style-name="ce1">
            <text:p>TKT 2463219221 2463219222 AUT 386393</text:p>
          </table:table-cell>
          <table:table-cell table:number-columns-repeated="16377"/>
        </table:table-row>
        <table:table-row table:style-name="ro1">
          <table:table-cell office:value-type="float" office:value="2463219222" table:style-name="ce1">
            <text:p>2463219222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18700" table:style-name="ce6">
            <text:p><text:s/>$ 618,700<text:s/></text:p>
          </table:table-cell>
          <table:table-cell office:value-type="float" office:value="386393" table:style-name="ce11">
            <text:p>386393</text:p>
          </table:table-cell>
          <table:table-cell office:value-type="string" table:style-name="ce1">
            <text:p>QTYUCD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23" table:style-name="ce1">
            <text:p>246321922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054900" table:style-name="ce6">
            <text:p><text:s/>$ 1,054,900<text:s/></text:p>
          </table:table-cell>
          <table:table-cell office:value-type="float" office:value="389894" table:style-name="ce11">
            <text:p>389894</text:p>
          </table:table-cell>
          <table:table-cell office:value-type="string" table:style-name="ce1">
            <text:p>TXXSVO</text:p>
          </table:table-cell>
          <table:table-cell office:value-type="string" table:style-name="ce1">
            <text:p>TKT 2463219223 AUT 389894</text:p>
          </table:table-cell>
          <table:table-cell table:number-columns-repeated="16377"/>
        </table:table-row>
        <table:table-row table:style-name="ro1">
          <table:table-cell office:value-type="float" office:value="2463219224" table:style-name="ce1">
            <text:p>2463219224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74700" table:style-name="ce6">
            <text:p><text:s/>$ 674,700<text:s/></text:p>
          </table:table-cell>
          <table:table-cell office:value-type="float" office:value="392171" table:style-name="ce11">
            <text:p>392171</text:p>
          </table:table-cell>
          <table:table-cell office:value-type="string" table:style-name="ce1">
            <text:p>KNQUNB</text:p>
          </table:table-cell>
          <table:table-cell office:value-type="string" table:style-name="ce1">
            <text:p>TKT 2463219224 AUT 392171</text:p>
          </table:table-cell>
          <table:table-cell table:number-columns-repeated="16377"/>
        </table:table-row>
        <table:table-row table:style-name="ro1">
          <table:table-cell office:value-type="float" office:value="2463219225" table:style-name="ce1">
            <text:p>2463219225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311000" table:style-name="ce6">
            <text:p><text:s/>$ 311,000<text:s/></text:p>
          </table:table-cell>
          <table:table-cell office:value-type="float" office:value="392958" table:style-name="ce11">
            <text:p>392958</text:p>
          </table:table-cell>
          <table:table-cell office:value-type="string" table:style-name="ce1">
            <text:p>AWLHOU</text:p>
          </table:table-cell>
          <table:table-cell office:value-type="string" table:style-name="ce1">
            <text:p>TKT 2463219225 2463219226 AUT 392958</text:p>
          </table:table-cell>
          <table:table-cell table:number-columns-repeated="16377"/>
        </table:table-row>
        <table:table-row table:style-name="ro1">
          <table:table-cell office:value-type="float" office:value="2463219226" table:style-name="ce1">
            <text:p>2463219226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311000" table:style-name="ce6">
            <text:p><text:s/>$ 311,000<text:s/></text:p>
          </table:table-cell>
          <table:table-cell office:value-type="float" office:value="392958" table:style-name="ce11">
            <text:p>392958</text:p>
          </table:table-cell>
          <table:table-cell office:value-type="string" table:style-name="ce1">
            <text:p>AWLHOU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27" table:style-name="ce1">
            <text:p>2463219227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1079200" table:style-name="ce6">
            <text:p><text:s/>$ 1,079,200<text:s/></text:p>
          </table:table-cell>
          <table:table-cell office:value-type="float" office:value="396474" table:style-name="ce11">
            <text:p>396474</text:p>
          </table:table-cell>
          <table:table-cell office:value-type="string" table:style-name="ce1">
            <text:p>TNWVAI</text:p>
          </table:table-cell>
          <table:table-cell office:value-type="string" table:style-name="ce1">
            <text:p>TKT 2463219227 2463219228 AUT 396474</text:p>
          </table:table-cell>
          <table:table-cell table:number-columns-repeated="16377"/>
        </table:table-row>
        <table:table-row table:style-name="ro1">
          <table:table-cell office:value-type="float" office:value="2463219228" table:style-name="ce1">
            <text:p>2463219228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756700" table:style-name="ce6">
            <text:p><text:s/>$ 756,700<text:s/></text:p>
          </table:table-cell>
          <table:table-cell office:value-type="float" office:value="396474" table:style-name="ce11">
            <text:p>396474</text:p>
          </table:table-cell>
          <table:table-cell office:value-type="string" table:style-name="ce1">
            <text:p>TNWVAI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30" table:style-name="ce1">
            <text:p>2463219230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728100" table:style-name="ce6">
            <text:p><text:s/>$ 728,100<text:s/></text:p>
          </table:table-cell>
          <table:table-cell office:value-type="float" office:value="398673" table:style-name="ce11">
            <text:p>398673</text:p>
          </table:table-cell>
          <table:table-cell office:value-type="string" table:style-name="ce1">
            <text:p>HLAZCS</text:p>
          </table:table-cell>
          <table:table-cell office:value-type="string" table:style-name="ce1">
            <text:p>TKT 2463219230 AUT 398673</text:p>
          </table:table-cell>
          <table:table-cell table:number-columns-repeated="16377"/>
        </table:table-row>
        <table:table-row table:style-name="ro1">
          <table:table-cell office:value-type="float" office:value="2463219232" table:style-name="ce1">
            <text:p>2463219232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403167" table:style-name="ce11">
            <text:p>403167</text:p>
          </table:table-cell>
          <table:table-cell office:value-type="string" table:style-name="ce1">
            <text:p>SPSDGA</text:p>
          </table:table-cell>
          <table:table-cell office:value-type="string" table:style-name="ce1">
            <text:p>TKT 2463219232 AUT 403167</text:p>
          </table:table-cell>
          <table:table-cell table:number-columns-repeated="16377"/>
        </table:table-row>
        <table:table-row table:style-name="ro1">
          <table:table-cell office:value-type="float" office:value="2463219233" table:style-name="ce1">
            <text:p>246321923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848000" table:style-name="ce6">
            <text:p><text:s/>$ 848,000<text:s/></text:p>
          </table:table-cell>
          <table:table-cell office:value-type="float" office:value="409403" table:style-name="ce11">
            <text:p>409403</text:p>
          </table:table-cell>
          <table:table-cell office:value-type="string" table:style-name="ce1">
            <text:p>PQDCNE</text:p>
          </table:table-cell>
          <table:table-cell office:value-type="string" table:style-name="ce1">
            <text:p>TKT 2463219233 2463219234 AUT 409403</text:p>
          </table:table-cell>
          <table:table-cell table:number-columns-repeated="16377"/>
        </table:table-row>
        <table:table-row table:style-name="ro1">
          <table:table-cell office:value-type="float" office:value="2463219234" table:style-name="ce1">
            <text:p>2463219234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600500" table:style-name="ce6">
            <text:p><text:s/>$ 600,500<text:s/></text:p>
          </table:table-cell>
          <table:table-cell office:value-type="float" office:value="409403" table:style-name="ce11">
            <text:p>409403</text:p>
          </table:table-cell>
          <table:table-cell office:value-type="string" table:style-name="ce1">
            <text:p>PQDCNE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35" table:style-name="ce1">
            <text:p>2463219235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928800" table:style-name="ce6">
            <text:p><text:s/>$ 928,800<text:s/></text:p>
          </table:table-cell>
          <table:table-cell office:value-type="float" office:value="417130" table:style-name="ce11">
            <text:p>417130</text:p>
          </table:table-cell>
          <table:table-cell office:value-type="string" table:style-name="ce1">
            <text:p>TXMHJQ</text:p>
          </table:table-cell>
          <table:table-cell office:value-type="string" table:style-name="ce1">
            <text:p>TKT 2463219235 2463219236 AUT 417130</text:p>
          </table:table-cell>
          <table:table-cell table:number-columns-repeated="16377"/>
        </table:table-row>
        <table:table-row table:style-name="ro1">
          <table:table-cell office:value-type="float" office:value="2463219236" table:style-name="ce1">
            <text:p>2463219236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928800" table:style-name="ce6">
            <text:p><text:s/>$ 928,800<text:s/></text:p>
          </table:table-cell>
          <table:table-cell office:value-type="float" office:value="417130" table:style-name="ce11">
            <text:p>417130</text:p>
          </table:table-cell>
          <table:table-cell office:value-type="string" table:style-name="ce1">
            <text:p>TXMHJQ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37" table:style-name="ce1">
            <text:p>2463219237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550700" table:style-name="ce6">
            <text:p><text:s/>$ 550,700<text:s/></text:p>
          </table:table-cell>
          <table:table-cell office:value-type="float" office:value="434208" table:style-name="ce11">
            <text:p>434208</text:p>
          </table:table-cell>
          <table:table-cell office:value-type="string" table:style-name="ce1">
            <text:p>NCVKJZ</text:p>
          </table:table-cell>
          <table:table-cell office:value-type="string" table:style-name="ce1">
            <text:p>TKT 2463219237 AUT 434208</text:p>
          </table:table-cell>
          <table:table-cell table:number-columns-repeated="16377"/>
        </table:table-row>
        <table:table-row table:style-name="ro1">
          <table:table-cell office:value-type="float" office:value="2463219238" table:style-name="ce1">
            <text:p>2463219238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591100" table:style-name="ce6">
            <text:p><text:s/>$ 1,591,100<text:s/></text:p>
          </table:table-cell>
          <table:table-cell office:value-type="float" office:value="439034" table:style-name="ce11">
            <text:p>439034</text:p>
          </table:table-cell>
          <table:table-cell office:value-type="string" table:style-name="ce1">
            <text:p>XWYAAD</text:p>
          </table:table-cell>
          <table:table-cell office:value-type="string" table:style-name="ce1">
            <text:p>TKT 2463219238 AUT 439034</text:p>
          </table:table-cell>
          <table:table-cell table:number-columns-repeated="16377"/>
        </table:table-row>
        <table:table-row table:style-name="ro1">
          <table:table-cell office:value-type="float" office:value="2463219239" table:style-name="ce1">
            <text:p>2463219239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18700" table:style-name="ce6">
            <text:p><text:s/>$ 618,700<text:s/></text:p>
          </table:table-cell>
          <table:table-cell office:value-type="float" office:value="467262" table:style-name="ce11">
            <text:p>467262</text:p>
          </table:table-cell>
          <table:table-cell office:value-type="string" table:style-name="ce1">
            <text:p>QCKSGA</text:p>
          </table:table-cell>
          <table:table-cell office:value-type="string" table:style-name="ce1">
            <text:p>TKT 2463219239 2463219240 AUT 467262</text:p>
          </table:table-cell>
          <table:table-cell table:number-columns-repeated="16377"/>
        </table:table-row>
        <table:table-row table:style-name="ro1">
          <table:table-cell office:value-type="float" office:value="2463219240" table:style-name="ce1">
            <text:p>2463219240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18700" table:style-name="ce6">
            <text:p><text:s/>$ 618,700<text:s/></text:p>
          </table:table-cell>
          <table:table-cell office:value-type="float" office:value="467262" table:style-name="ce11">
            <text:p>467262</text:p>
          </table:table-cell>
          <table:table-cell office:value-type="string" table:style-name="ce1">
            <text:p>QCKSGA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41" table:style-name="ce1">
            <text:p>2463219241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668500" table:style-name="ce6">
            <text:p><text:s/>$ 668,500<text:s/></text:p>
          </table:table-cell>
          <table:table-cell office:value-type="float" office:value="487571" table:style-name="ce11">
            <text:p>487571</text:p>
          </table:table-cell>
          <table:table-cell office:value-type="string" table:style-name="ce1">
            <text:p>OCVQFP</text:p>
          </table:table-cell>
          <table:table-cell office:value-type="string" table:style-name="ce1">
            <text:p>TKT 2463219241 2463219242 AUT 487571</text:p>
          </table:table-cell>
          <table:table-cell table:number-columns-repeated="16377"/>
        </table:table-row>
        <table:table-row table:style-name="ro1">
          <table:table-cell office:value-type="float" office:value="2463219242" table:style-name="ce1">
            <text:p>2463219242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2078</text:p>
          </table:table-cell>
          <table:table-cell office:value-type="currency" office:value="476500" table:style-name="ce6">
            <text:p><text:s/>$ 476,500<text:s/></text:p>
          </table:table-cell>
          <table:table-cell office:value-type="float" office:value="487571" table:style-name="ce11">
            <text:p>487571</text:p>
          </table:table-cell>
          <table:table-cell office:value-type="string" table:style-name="ce1">
            <text:p>OCVQFP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43" table:style-name="ce1">
            <text:p>2463219243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027400" table:style-name="ce6">
            <text:p><text:s/>$ 1,027,400<text:s/></text:p>
          </table:table-cell>
          <table:table-cell office:value-type="float" office:value="489059" table:style-name="ce11">
            <text:p>489059</text:p>
          </table:table-cell>
          <table:table-cell office:value-type="string" table:style-name="ce1">
            <text:p>FFBBRN</text:p>
          </table:table-cell>
          <table:table-cell office:value-type="string" table:style-name="ce1">
            <text:p>TKT 2463219243 2463219244 AUT 489059</text:p>
          </table:table-cell>
          <table:table-cell table:number-columns-repeated="16377"/>
        </table:table-row>
        <table:table-row table:style-name="ro1">
          <table:table-cell office:value-type="float" office:value="2463219244" table:style-name="ce1">
            <text:p>2463219244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1027400" table:style-name="ce6">
            <text:p><text:s/>$ 1,027,400<text:s/></text:p>
          </table:table-cell>
          <table:table-cell office:value-type="float" office:value="489059" table:style-name="ce11">
            <text:p>489059</text:p>
          </table:table-cell>
          <table:table-cell office:value-type="string" table:style-name="ce1">
            <text:p>FFBBRN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45" table:style-name="ce1">
            <text:p>2463219245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674700" table:style-name="ce6">
            <text:p><text:s/>$ 674,700<text:s/></text:p>
          </table:table-cell>
          <table:table-cell office:value-type="float" office:value="492223" table:style-name="ce11">
            <text:p>492223</text:p>
          </table:table-cell>
          <table:table-cell office:value-type="string" table:style-name="ce1">
            <text:p>XYOJTC</text:p>
          </table:table-cell>
          <table:table-cell office:value-type="string" table:style-name="ce1">
            <text:p>TKT 2463219245 AUT 492223</text:p>
          </table:table-cell>
          <table:table-cell table:number-columns-repeated="16377"/>
        </table:table-row>
        <table:table-row table:style-name="ro1">
          <table:table-cell office:value-type="float" office:value="2463219246" table:style-name="ce1">
            <text:p>2463219246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758700" table:style-name="ce6">
            <text:p><text:s/>$ 758,700<text:s/></text:p>
          </table:table-cell>
          <table:table-cell office:value-type="float" office:value="493656" table:style-name="ce11">
            <text:p>493656</text:p>
          </table:table-cell>
          <table:table-cell office:value-type="string" table:style-name="ce1">
            <text:p>QEIEFY</text:p>
          </table:table-cell>
          <table:table-cell office:value-type="string" table:style-name="ce1">
            <text:p>TKT 2463219246 2463219247 AUT 493656</text:p>
          </table:table-cell>
          <table:table-cell table:number-columns-repeated="16377"/>
        </table:table-row>
        <table:table-row table:style-name="ro1">
          <table:table-cell office:value-type="float" office:value="2463219247" table:style-name="ce1">
            <text:p>2463219247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758700" table:style-name="ce6">
            <text:p><text:s/>$ 758,700<text:s/></text:p>
          </table:table-cell>
          <table:table-cell office:value-type="float" office:value="493656" table:style-name="ce11">
            <text:p>493656</text:p>
          </table:table-cell>
          <table:table-cell office:value-type="string" table:style-name="ce1">
            <text:p>QEIEFY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48" table:style-name="ce1">
            <text:p>2463219248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917200" table:style-name="ce6">
            <text:p><text:s/>$ 917,200<text:s/></text:p>
          </table:table-cell>
          <table:table-cell office:value-type="float" office:value="498318" table:style-name="ce11">
            <text:p>498318</text:p>
          </table:table-cell>
          <table:table-cell office:value-type="string" table:style-name="ce1">
            <text:p>NJKGZE</text:p>
          </table:table-cell>
          <table:table-cell office:value-type="string" table:style-name="ce1">
            <text:p>TKT 2463219248 2463219249 AUT 498318</text:p>
          </table:table-cell>
          <table:table-cell table:number-columns-repeated="16377"/>
        </table:table-row>
        <table:table-row table:style-name="ro1">
          <table:table-cell office:value-type="float" office:value="2463219249" table:style-name="ce1">
            <text:p>2463219249</text:p>
          </table:table-cell>
          <table:table-cell office:value-type="string" table:style-name="ce5">
            <text:p>19/JAN</text:p>
          </table:table-cell>
          <table:table-cell office:value-type="string" table:style-name="ce5">
            <text:p>VI4099000000008221</text:p>
          </table:table-cell>
          <table:table-cell office:value-type="currency" office:value="917200" table:style-name="ce6">
            <text:p><text:s/>$ 917,200<text:s/></text:p>
          </table:table-cell>
          <table:table-cell office:value-type="float" office:value="498318" table:style-name="ce11">
            <text:p>498318</text:p>
          </table:table-cell>
          <table:table-cell office:value-type="string" table:style-name="ce1">
            <text:p>NJKGZE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50" table:style-name="ce1">
            <text:p>2463219250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68500" table:style-name="ce6">
            <text:p><text:s/>$ 668,500<text:s/></text:p>
          </table:table-cell>
          <table:table-cell office:value-type="float" office:value="34285" table:style-name="ce11">
            <text:p>34285</text:p>
          </table:table-cell>
          <table:table-cell office:value-type="string" table:style-name="ce1">
            <text:p>PZNMVF</text:p>
          </table:table-cell>
          <table:table-cell office:value-type="string" table:style-name="ce1">
            <text:p>TKT 2463219250 2463219251 AUT 34285</text:p>
          </table:table-cell>
          <table:table-cell table:number-columns-repeated="16377"/>
        </table:table-row>
        <table:table-row table:style-name="ro1">
          <table:table-cell office:value-type="float" office:value="2463219251" table:style-name="ce1">
            <text:p>2463219251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476500" table:style-name="ce6">
            <text:p><text:s/>$ 476,500<text:s/></text:p>
          </table:table-cell>
          <table:table-cell office:value-type="float" office:value="34285" table:style-name="ce11">
            <text:p>34285</text:p>
          </table:table-cell>
          <table:table-cell office:value-type="string" table:style-name="ce1">
            <text:p>PZNMVF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52" table:style-name="ce1">
            <text:p>2463219252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774300" table:style-name="ce6">
            <text:p><text:s/>$ 774,300<text:s/></text:p>
          </table:table-cell>
          <table:table-cell office:value-type="float" office:value="36243" table:style-name="ce11">
            <text:p>36243</text:p>
          </table:table-cell>
          <table:table-cell office:value-type="string" table:style-name="ce1">
            <text:p>IGIZDO</text:p>
          </table:table-cell>
          <table:table-cell office:value-type="string" table:style-name="ce1">
            <text:p>TKT 2463219252 AUT 36243</text:p>
          </table:table-cell>
          <table:table-cell table:number-columns-repeated="16377"/>
        </table:table-row>
        <table:table-row table:style-name="ro1">
          <table:table-cell office:value-type="float" office:value="2463219253" table:style-name="ce1">
            <text:p>2463219253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904600" table:style-name="ce6">
            <text:p><text:s/>$ 904,600<text:s/></text:p>
          </table:table-cell>
          <table:table-cell office:value-type="float" office:value="39176" table:style-name="ce11">
            <text:p>39176</text:p>
          </table:table-cell>
          <table:table-cell office:value-type="string" table:style-name="ce1">
            <text:p>MUFTWG</text:p>
          </table:table-cell>
          <table:table-cell office:value-type="string" table:style-name="ce1">
            <text:p>TKT 2463219253 AUT 39176</text:p>
          </table:table-cell>
          <table:table-cell table:number-columns-repeated="16377"/>
        </table:table-row>
        <table:table-row table:style-name="ro1">
          <table:table-cell office:value-type="float" office:value="2463219254" table:style-name="ce1">
            <text:p>246321925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33000" table:style-name="ce6">
            <text:p><text:s/>$ 633,000<text:s/></text:p>
          </table:table-cell>
          <table:table-cell office:value-type="float" office:value="40733" table:style-name="ce11">
            <text:p>40733</text:p>
          </table:table-cell>
          <table:table-cell office:value-type="string" table:style-name="ce1">
            <text:p>JCDHLI</text:p>
          </table:table-cell>
          <table:table-cell office:value-type="string" table:style-name="ce1">
            <text:p>TKT 2463219254 2463219255 AUT 40733</text:p>
          </table:table-cell>
          <table:table-cell table:number-columns-repeated="16377"/>
        </table:table-row>
        <table:table-row table:style-name="ro1">
          <table:table-cell office:value-type="float" office:value="2463219255" table:style-name="ce1">
            <text:p>246321925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448500" table:style-name="ce6">
            <text:p><text:s/>$ 448,500<text:s/></text:p>
          </table:table-cell>
          <table:table-cell office:value-type="float" office:value="40733" table:style-name="ce11">
            <text:p>40733</text:p>
          </table:table-cell>
          <table:table-cell office:value-type="string" table:style-name="ce1">
            <text:p>JCDHLI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56" table:style-name="ce1">
            <text:p>2463219256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276200" table:style-name="ce6">
            <text:p><text:s/>$ 276,200<text:s/></text:p>
          </table:table-cell>
          <table:table-cell office:value-type="float" office:value="40909" table:style-name="ce11">
            <text:p>40909</text:p>
          </table:table-cell>
          <table:table-cell office:value-type="string" table:style-name="ce1">
            <text:p>WQIPJB</text:p>
          </table:table-cell>
          <table:table-cell office:value-type="string" table:style-name="ce1">
            <text:p>TKT 2463219256 2463219257 AUT 40909</text:p>
          </table:table-cell>
          <table:table-cell table:number-columns-repeated="16377"/>
        </table:table-row>
        <table:table-row table:style-name="ro1">
          <table:table-cell office:value-type="float" office:value="2463219257" table:style-name="ce1">
            <text:p>2463219257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276200" table:style-name="ce6">
            <text:p><text:s/>$ 276,200<text:s/></text:p>
          </table:table-cell>
          <table:table-cell office:value-type="float" office:value="40909" table:style-name="ce11">
            <text:p>40909</text:p>
          </table:table-cell>
          <table:table-cell office:value-type="string" table:style-name="ce1">
            <text:p>WQIPJB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58" table:style-name="ce1">
            <text:p>246321925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276200" table:style-name="ce6">
            <text:p><text:s/>$ 276,200<text:s/></text:p>
          </table:table-cell>
          <table:table-cell office:value-type="float" office:value="43891" table:style-name="ce11">
            <text:p>43891</text:p>
          </table:table-cell>
          <table:table-cell office:value-type="string" table:style-name="ce1">
            <text:p>YZWANN</text:p>
          </table:table-cell>
          <table:table-cell office:value-type="string" table:style-name="ce1">
            <text:p>TKT 2463219258 2463219259 AUT 43891</text:p>
          </table:table-cell>
          <table:table-cell table:number-columns-repeated="16377"/>
        </table:table-row>
        <table:table-row table:style-name="ro1">
          <table:table-cell office:value-type="float" office:value="2463219259" table:style-name="ce1">
            <text:p>2463219259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276200" table:style-name="ce6">
            <text:p><text:s/>$ 276,200<text:s/></text:p>
          </table:table-cell>
          <table:table-cell office:value-type="float" office:value="43891" table:style-name="ce11">
            <text:p>43891</text:p>
          </table:table-cell>
          <table:table-cell office:value-type="string" table:style-name="ce1">
            <text:p>YZWANN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60" table:style-name="ce1">
            <text:p>2463219260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613600" table:style-name="ce6">
            <text:p><text:s/>$ 613,600<text:s/></text:p>
          </table:table-cell>
          <table:table-cell office:value-type="float" office:value="44319" table:style-name="ce11">
            <text:p>44319</text:p>
          </table:table-cell>
          <table:table-cell office:value-type="string" table:style-name="ce1">
            <text:p>TVSUXJ</text:p>
          </table:table-cell>
          <table:table-cell office:value-type="string" table:style-name="ce1">
            <text:p>TKT 2463219260 AUT 44319</text:p>
          </table:table-cell>
          <table:table-cell table:number-columns-repeated="16377"/>
        </table:table-row>
        <table:table-row table:style-name="ro1">
          <table:table-cell office:value-type="float" office:value="2463219261" table:style-name="ce1">
            <text:p>2463219261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648700" table:style-name="ce6">
            <text:p><text:s/>$ 648,700<text:s/></text:p>
          </table:table-cell>
          <table:table-cell office:value-type="float" office:value="50982" table:style-name="ce11">
            <text:p>50982</text:p>
          </table:table-cell>
          <table:table-cell office:value-type="string" table:style-name="ce1">
            <text:p>VLNZMD</text:p>
          </table:table-cell>
          <table:table-cell office:value-type="string" table:style-name="ce1">
            <text:p>TKT 2463219261 2463219262 AUT 50982</text:p>
          </table:table-cell>
          <table:table-cell table:number-columns-repeated="16377"/>
        </table:table-row>
        <table:table-row table:style-name="ro1">
          <table:table-cell office:value-type="float" office:value="2463219262" table:style-name="ce1">
            <text:p>2463219262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648700" table:style-name="ce6">
            <text:p><text:s/>$ 648,700<text:s/></text:p>
          </table:table-cell>
          <table:table-cell office:value-type="float" office:value="50982" table:style-name="ce11">
            <text:p>50982</text:p>
          </table:table-cell>
          <table:table-cell office:value-type="string" table:style-name="ce1">
            <text:p>VLNZMD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63" table:style-name="ce1">
            <text:p>2463219263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483000" table:style-name="ce6">
            <text:p><text:s/>$ 483,000<text:s/></text:p>
          </table:table-cell>
          <table:table-cell office:value-type="float" office:value="68201" table:style-name="ce11">
            <text:p>68201</text:p>
          </table:table-cell>
          <table:table-cell office:value-type="string" table:style-name="ce1">
            <text:p>KZGNTJ</text:p>
          </table:table-cell>
          <table:table-cell office:value-type="string" table:style-name="ce1">
            <text:p>TKT 2463219263 2463219264 AUT 68201</text:p>
          </table:table-cell>
          <table:table-cell table:number-columns-repeated="16377"/>
        </table:table-row>
        <table:table-row table:style-name="ro1">
          <table:table-cell office:value-type="float" office:value="2463219264" table:style-name="ce1">
            <text:p>246321926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483000" table:style-name="ce6">
            <text:p><text:s/>$ 483,000<text:s/></text:p>
          </table:table-cell>
          <table:table-cell office:value-type="float" office:value="68201" table:style-name="ce11">
            <text:p>68201</text:p>
          </table:table-cell>
          <table:table-cell office:value-type="string" table:style-name="ce1">
            <text:p>KZGNTJ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65" table:style-name="ce1">
            <text:p>246321926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517000" table:style-name="ce6">
            <text:p><text:s/>$ 517,000<text:s/></text:p>
          </table:table-cell>
          <table:table-cell office:value-type="float" office:value="76500" table:style-name="ce11">
            <text:p>76500</text:p>
          </table:table-cell>
          <table:table-cell office:value-type="string" table:style-name="ce1">
            <text:p>GOUXUA</text:p>
          </table:table-cell>
          <table:table-cell office:value-type="string" table:style-name="ce1">
            <text:p>TKT 2463219265 2463219266 AUT 76500</text:p>
          </table:table-cell>
          <table:table-cell table:number-columns-repeated="16377"/>
        </table:table-row>
        <table:table-row table:style-name="ro1">
          <table:table-cell office:value-type="float" office:value="2463219266" table:style-name="ce1">
            <text:p>2463219266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517000" table:style-name="ce6">
            <text:p><text:s/>$ 517,000<text:s/></text:p>
          </table:table-cell>
          <table:table-cell office:value-type="float" office:value="76500" table:style-name="ce11">
            <text:p>76500</text:p>
          </table:table-cell>
          <table:table-cell office:value-type="string" table:style-name="ce1">
            <text:p>GOUXUA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67" table:style-name="ce1">
            <text:p>2463219267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18700" table:style-name="ce6">
            <text:p><text:s/>$ 618,700<text:s/></text:p>
          </table:table-cell>
          <table:table-cell office:value-type="float" office:value="77139" table:style-name="ce11">
            <text:p>77139</text:p>
          </table:table-cell>
          <table:table-cell office:value-type="string" table:style-name="ce1">
            <text:p>TQUXDV</text:p>
          </table:table-cell>
          <table:table-cell office:value-type="string" table:style-name="ce1">
            <text:p>TKT 2463219267 2463219268 AUT 77139</text:p>
          </table:table-cell>
          <table:table-cell table:number-columns-repeated="16377"/>
        </table:table-row>
        <table:table-row table:style-name="ro1">
          <table:table-cell office:value-type="float" office:value="2463219268" table:style-name="ce1">
            <text:p>246321926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430600" table:style-name="ce6">
            <text:p><text:s/>$ 430,600<text:s/></text:p>
          </table:table-cell>
          <table:table-cell office:value-type="float" office:value="77139" table:style-name="ce11">
            <text:p>77139</text:p>
          </table:table-cell>
          <table:table-cell office:value-type="string" table:style-name="ce1">
            <text:p>TQUXDV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69" table:style-name="ce1">
            <text:p>2463219269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069500" table:style-name="ce6">
            <text:p><text:s/>$ 1,069,500<text:s/></text:p>
          </table:table-cell>
          <table:table-cell office:value-type="float" office:value="94063" table:style-name="ce11">
            <text:p>94063</text:p>
          </table:table-cell>
          <table:table-cell office:value-type="string" table:style-name="ce1">
            <text:p>LSAVHZ</text:p>
          </table:table-cell>
          <table:table-cell office:value-type="string" table:style-name="ce1">
            <text:p>TKT 2463219269 AUT 94063</text:p>
          </table:table-cell>
          <table:table-cell table:number-columns-repeated="16377"/>
        </table:table-row>
        <table:table-row table:style-name="ro1">
          <table:table-cell office:value-type="float" office:value="2463219270" table:style-name="ce1">
            <text:p>2463219270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XXXXXXXX8221</text:p>
          </table:table-cell>
          <table:table-cell office:value-type="currency" office:value="1214800" table:style-name="ce7">
            <text:p><text:s/>$ 1,214,800<text:s/></text:p>
          </table:table-cell>
          <table:table-cell office:value-type="float" office:value="93984" table:style-name="ce11">
            <text:p>93984</text:p>
          </table:table-cell>
          <table:table-cell office:value-type="string" table:style-name="ce1">
            <text:p>QFHXNR</text:p>
          </table:table-cell>
          <table:table-cell office:value-type="string" table:style-name="ce1">
            <text:p>TKT 2463219270 2463219273 AUT 94734</text:p>
          </table:table-cell>
          <table:table-cell table:number-columns-repeated="16377"/>
        </table:table-row>
        <table:table-row table:style-name="ro1">
          <table:table-cell office:value-type="float" office:value="2463219271" table:style-name="ce1">
            <text:p>2463219271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822100" table:style-name="ce6">
            <text:p><text:s/>$ 822,100<text:s/></text:p>
          </table:table-cell>
          <table:table-cell office:value-type="float" office:value="94771" table:style-name="ce11">
            <text:p>94771</text:p>
          </table:table-cell>
          <table:table-cell office:value-type="string" table:style-name="ce1">
            <text:p>LSFIJV</text:p>
          </table:table-cell>
          <table:table-cell office:value-type="string" table:style-name="ce1">
            <text:p>TKT 2463219271 2463219272 AUT 94771</text:p>
          </table:table-cell>
          <table:table-cell table:number-columns-repeated="16377"/>
        </table:table-row>
        <table:table-row table:style-name="ro1">
          <table:table-cell office:value-type="float" office:value="2463219272" table:style-name="ce1">
            <text:p>2463219272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822100" table:style-name="ce6">
            <text:p><text:s/>$ 822,100<text:s/></text:p>
          </table:table-cell>
          <table:table-cell office:value-type="float" office:value="94771" table:style-name="ce11">
            <text:p>94771</text:p>
          </table:table-cell>
          <table:table-cell office:value-type="string" table:style-name="ce1">
            <text:p>LSFIJV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73" table:style-name="ce1">
            <text:p>2463219273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XXXXXXXX8221</text:p>
          </table:table-cell>
          <table:table-cell office:value-type="currency" office:value="825800" table:style-name="ce7">
            <text:p><text:s/>$ 825,800<text:s/></text:p>
          </table:table-cell>
          <table:table-cell office:value-type="float" office:value="94734" table:style-name="ce11">
            <text:p>94734</text:p>
          </table:table-cell>
          <table:table-cell office:value-type="string" table:style-name="ce1">
            <text:p>QFHXNR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74" table:style-name="ce1">
            <text:p>246321927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657200" table:style-name="ce6">
            <text:p><text:s/>$ 657,200<text:s/></text:p>
          </table:table-cell>
          <table:table-cell office:value-type="float" office:value="97008" table:style-name="ce11">
            <text:p>97008</text:p>
          </table:table-cell>
          <table:table-cell office:value-type="string" table:style-name="ce1">
            <text:p>DGTJXB</text:p>
          </table:table-cell>
          <table:table-cell office:value-type="string" table:style-name="ce1">
            <text:p>TKT 2463219274 2463219275 AUT 97008</text:p>
          </table:table-cell>
          <table:table-cell table:number-columns-repeated="16377"/>
        </table:table-row>
        <table:table-row table:style-name="ro1">
          <table:table-cell office:value-type="float" office:value="2463219275" table:style-name="ce1">
            <text:p>246321927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657200" table:style-name="ce6">
            <text:p><text:s/>$ 657,200<text:s/></text:p>
          </table:table-cell>
          <table:table-cell office:value-type="float" office:value="97008" table:style-name="ce11">
            <text:p>97008</text:p>
          </table:table-cell>
          <table:table-cell office:value-type="string" table:style-name="ce1">
            <text:p>DGTJXB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76" table:style-name="ce1">
            <text:p>2463219276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822100" table:style-name="ce6">
            <text:p><text:s/>$ 822,100<text:s/></text:p>
          </table:table-cell>
          <table:table-cell office:value-type="float" office:value="99477" table:style-name="ce11">
            <text:p>99477</text:p>
          </table:table-cell>
          <table:table-cell office:value-type="string" table:style-name="ce1">
            <text:p>MGHOFY</text:p>
          </table:table-cell>
          <table:table-cell office:value-type="string" table:style-name="ce1">
            <text:p>TKT 2463219276 2463219277 AUT 99477</text:p>
          </table:table-cell>
          <table:table-cell table:number-columns-repeated="16377"/>
        </table:table-row>
        <table:table-row table:style-name="ro1">
          <table:table-cell office:value-type="float" office:value="2463219277" table:style-name="ce1">
            <text:p>2463219277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822100" table:style-name="ce6">
            <text:p><text:s/>$ 822,100<text:s/></text:p>
          </table:table-cell>
          <table:table-cell office:value-type="float" office:value="99477" table:style-name="ce11">
            <text:p>99477</text:p>
          </table:table-cell>
          <table:table-cell office:value-type="string" table:style-name="ce1">
            <text:p>MGHOFY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78" table:style-name="ce1">
            <text:p>246321927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68500" table:style-name="ce6">
            <text:p><text:s/>$ 668,500<text:s/></text:p>
          </table:table-cell>
          <table:table-cell office:value-type="float" office:value="106260" table:style-name="ce11">
            <text:p>106260</text:p>
          </table:table-cell>
          <table:table-cell office:value-type="string" table:style-name="ce1">
            <text:p>SWTIOF</text:p>
          </table:table-cell>
          <table:table-cell office:value-type="string" table:style-name="ce1">
            <text:p>TKT 2463219278 AUT 106260</text:p>
          </table:table-cell>
          <table:table-cell table:number-columns-repeated="16377"/>
        </table:table-row>
        <table:table-row table:style-name="ro1">
          <table:table-cell office:value-type="float" office:value="2463219279" table:style-name="ce1">
            <text:p>2463219279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508800" table:style-name="ce6">
            <text:p><text:s/>$ 508,800<text:s/></text:p>
          </table:table-cell>
          <table:table-cell office:value-type="float" office:value="106673" table:style-name="ce11">
            <text:p>106673</text:p>
          </table:table-cell>
          <table:table-cell office:value-type="string" table:style-name="ce1">
            <text:p>BVKLXJ</text:p>
          </table:table-cell>
          <table:table-cell office:value-type="string" table:style-name="ce1">
            <text:p>TKT 2463219279 2463219280 AUT 106673</text:p>
          </table:table-cell>
          <table:table-cell table:number-columns-repeated="16377"/>
        </table:table-row>
        <table:table-row table:style-name="ro1">
          <table:table-cell office:value-type="float" office:value="2463219280" table:style-name="ce1">
            <text:p>2463219280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508800" table:style-name="ce6">
            <text:p><text:s/>$ 508,800<text:s/></text:p>
          </table:table-cell>
          <table:table-cell office:value-type="float" office:value="106673" table:style-name="ce11">
            <text:p>106673</text:p>
          </table:table-cell>
          <table:table-cell office:value-type="string" table:style-name="ce1">
            <text:p>BVKLXJ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81" table:style-name="ce1">
            <text:p>2463219281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751000" table:style-name="ce6">
            <text:p><text:s/>$ 751,000<text:s/></text:p>
          </table:table-cell>
          <table:table-cell office:value-type="float" office:value="107606" table:style-name="ce11">
            <text:p>107606</text:p>
          </table:table-cell>
          <table:table-cell office:value-type="string" table:style-name="ce1">
            <text:p>PQQRVD</text:p>
          </table:table-cell>
          <table:table-cell office:value-type="string" table:style-name="ce1">
            <text:p>TKT 2463219281 2463219282 AUT 107606</text:p>
          </table:table-cell>
          <table:table-cell table:number-columns-repeated="16377"/>
        </table:table-row>
        <table:table-row table:style-name="ro1">
          <table:table-cell office:value-type="float" office:value="2463219282" table:style-name="ce1">
            <text:p>2463219282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533500" table:style-name="ce6">
            <text:p><text:s/>$ 533,500<text:s/></text:p>
          </table:table-cell>
          <table:table-cell office:value-type="float" office:value="107606" table:style-name="ce11">
            <text:p>107606</text:p>
          </table:table-cell>
          <table:table-cell office:value-type="string" table:style-name="ce1">
            <text:p>PQQRVD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83" table:style-name="ce1">
            <text:p>2463219283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112017" table:style-name="ce11">
            <text:p>112017</text:p>
          </table:table-cell>
          <table:table-cell office:value-type="string" table:style-name="ce1">
            <text:p>NQFQPZ</text:p>
          </table:table-cell>
          <table:table-cell office:value-type="string" table:style-name="ce1">
            <text:p>TKT 2463219283 2463219284 AUT 112017</text:p>
          </table:table-cell>
          <table:table-cell table:number-columns-repeated="16377"/>
        </table:table-row>
        <table:table-row table:style-name="ro1">
          <table:table-cell office:value-type="float" office:value="2463219284" table:style-name="ce1">
            <text:p>246321928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112017" table:style-name="ce11">
            <text:p>112017</text:p>
          </table:table-cell>
          <table:table-cell office:value-type="string" table:style-name="ce1">
            <text:p>NQFQPZ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85" table:style-name="ce1">
            <text:p>246321928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XXXXXXXX8221</text:p>
          </table:table-cell>
          <table:table-cell office:value-type="currency" office:value="940700" table:style-name="ce6">
            <text:p><text:s/>$ 940,700<text:s/></text:p>
          </table:table-cell>
          <table:table-cell office:value-type="float" office:value="112942" table:style-name="ce11">
            <text:p>112942</text:p>
          </table:table-cell>
          <table:table-cell office:value-type="string" table:style-name="ce1">
            <text:p>PFPPMK</text:p>
          </table:table-cell>
          <table:table-cell office:value-type="string" table:style-name="ce1">
            <text:p>TKT 2463219285 AUT 112942</text:p>
          </table:table-cell>
          <table:table-cell table:number-columns-repeated="16377"/>
        </table:table-row>
        <table:table-row table:style-name="ro1">
          <table:table-cell office:value-type="float" office:value="2463219286" table:style-name="ce1">
            <text:p>2463219286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09400" table:style-name="ce6">
            <text:p><text:s/>$ 609,400<text:s/></text:p>
          </table:table-cell>
          <table:table-cell office:value-type="float" office:value="117114" table:style-name="ce11">
            <text:p>117114</text:p>
          </table:table-cell>
          <table:table-cell office:value-type="string" table:style-name="ce1">
            <text:p>MGEOZZ</text:p>
          </table:table-cell>
          <table:table-cell office:value-type="string" table:style-name="ce1">
            <text:p>TKT 2463219286 2463219287 AUT 117114</text:p>
          </table:table-cell>
          <table:table-cell table:number-columns-repeated="16377"/>
        </table:table-row>
        <table:table-row table:style-name="ro1">
          <table:table-cell office:value-type="float" office:value="2463219287" table:style-name="ce1">
            <text:p>2463219287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09400" table:style-name="ce6">
            <text:p><text:s/>$ 609,400<text:s/></text:p>
          </table:table-cell>
          <table:table-cell office:value-type="float" office:value="117114" table:style-name="ce11">
            <text:p>117114</text:p>
          </table:table-cell>
          <table:table-cell office:value-type="string" table:style-name="ce1">
            <text:p>MGEOZZ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88" table:style-name="ce1">
            <text:p>246321928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74700" table:style-name="ce6">
            <text:p><text:s/>$ 674,700<text:s/></text:p>
          </table:table-cell>
          <table:table-cell office:value-type="float" office:value="124513" table:style-name="ce11">
            <text:p>124513</text:p>
          </table:table-cell>
          <table:table-cell office:value-type="string" table:style-name="ce1">
            <text:p>CQGTCE</text:p>
          </table:table-cell>
          <table:table-cell office:value-type="string" table:style-name="ce1">
            <text:p>TKT 2463219288 AUT 124513</text:p>
          </table:table-cell>
          <table:table-cell table:number-columns-repeated="16377"/>
        </table:table-row>
        <table:table-row table:style-name="ro1">
          <table:table-cell office:value-type="float" office:value="2463219290" table:style-name="ce1">
            <text:p>2463219290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707300" table:style-name="ce6">
            <text:p><text:s/>$ 707,300<text:s/></text:p>
          </table:table-cell>
          <table:table-cell office:value-type="float" office:value="132410" table:style-name="ce11">
            <text:p>132410</text:p>
          </table:table-cell>
          <table:table-cell office:value-type="string" table:style-name="ce1">
            <text:p>YAFBMT</text:p>
          </table:table-cell>
          <table:table-cell office:value-type="string" table:style-name="ce1">
            <text:p>TKT 2463219290 2463219291 AUT 132410</text:p>
          </table:table-cell>
          <table:table-cell table:number-columns-repeated="16377"/>
        </table:table-row>
        <table:table-row table:style-name="ro1">
          <table:table-cell office:value-type="float" office:value="2463219291" table:style-name="ce1">
            <text:p>2463219291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503300" table:style-name="ce6">
            <text:p><text:s/>$ 503,300<text:s/></text:p>
          </table:table-cell>
          <table:table-cell office:value-type="float" office:value="132410" table:style-name="ce11">
            <text:p>132410</text:p>
          </table:table-cell>
          <table:table-cell office:value-type="string" table:style-name="ce1">
            <text:p>YAFBMT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92" table:style-name="ce1">
            <text:p>2463219292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68700" table:style-name="ce6">
            <text:p><text:s/>$ 668,700<text:s/></text:p>
          </table:table-cell>
          <table:table-cell office:value-type="float" office:value="133874" table:style-name="ce11">
            <text:p>133874</text:p>
          </table:table-cell>
          <table:table-cell office:value-type="string" table:style-name="ce1">
            <text:p>TNJLMT</text:p>
          </table:table-cell>
          <table:table-cell office:value-type="string" table:style-name="ce1">
            <text:p>TKT 2463219292 AUT 133874</text:p>
          </table:table-cell>
          <table:table-cell table:number-columns-repeated="16377"/>
        </table:table-row>
        <table:table-row table:style-name="ro1">
          <table:table-cell office:value-type="float" office:value="2463219293" table:style-name="ce1">
            <text:p>2463219293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324700" table:style-name="ce6">
            <text:p><text:s/>$ 324,700<text:s/></text:p>
          </table:table-cell>
          <table:table-cell office:value-type="float" office:value="134552" table:style-name="ce11">
            <text:p>134552</text:p>
          </table:table-cell>
          <table:table-cell office:value-type="string" table:style-name="ce1">
            <text:p>DKFBVL</text:p>
          </table:table-cell>
          <table:table-cell office:value-type="string" table:style-name="ce1">
            <text:p>TKT 2463219293 2463219294 AUT 134552</text:p>
          </table:table-cell>
          <table:table-cell table:number-columns-repeated="16377"/>
        </table:table-row>
        <table:table-row table:style-name="ro1">
          <table:table-cell office:value-type="float" office:value="2463219294" table:style-name="ce1">
            <text:p>246321929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324700" table:style-name="ce6">
            <text:p><text:s/>$ 324,700<text:s/></text:p>
          </table:table-cell>
          <table:table-cell office:value-type="float" office:value="134552" table:style-name="ce11">
            <text:p>134552</text:p>
          </table:table-cell>
          <table:table-cell office:value-type="string" table:style-name="ce1">
            <text:p>DKFBVL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95" table:style-name="ce1">
            <text:p>246321929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85100" table:style-name="ce6">
            <text:p><text:s/>$ 685,100<text:s/></text:p>
          </table:table-cell>
          <table:table-cell office:value-type="float" office:value="141084" table:style-name="ce11">
            <text:p>141084</text:p>
          </table:table-cell>
          <table:table-cell office:value-type="string" table:style-name="ce1">
            <text:p>VSIUSX</text:p>
          </table:table-cell>
          <table:table-cell office:value-type="string" table:style-name="ce1">
            <text:p>TKT 2463219295 2463219296 AUT 141084</text:p>
          </table:table-cell>
          <table:table-cell table:number-columns-repeated="16377"/>
        </table:table-row>
        <table:table-row table:style-name="ro1">
          <table:table-cell office:value-type="float" office:value="2463219296" table:style-name="ce1">
            <text:p>2463219296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573900" table:style-name="ce6">
            <text:p><text:s/>$ 573,900<text:s/></text:p>
          </table:table-cell>
          <table:table-cell office:value-type="float" office:value="141084" table:style-name="ce11">
            <text:p>141084</text:p>
          </table:table-cell>
          <table:table-cell office:value-type="string" table:style-name="ce1">
            <text:p>VSIUSX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97" table:style-name="ce1">
            <text:p>2463219297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588700" table:style-name="ce6">
            <text:p><text:s/>$ 588,700<text:s/></text:p>
          </table:table-cell>
          <table:table-cell office:value-type="float" office:value="149190" table:style-name="ce11">
            <text:p>149190</text:p>
          </table:table-cell>
          <table:table-cell office:value-type="string" table:style-name="ce1">
            <text:p>ZRTCXN</text:p>
          </table:table-cell>
          <table:table-cell office:value-type="string" table:style-name="ce1">
            <text:p>TKT 2463219297 2463219298 AUT 149190</text:p>
          </table:table-cell>
          <table:table-cell table:number-columns-repeated="16377"/>
        </table:table-row>
        <table:table-row table:style-name="ro1">
          <table:table-cell office:value-type="float" office:value="2463219298" table:style-name="ce1">
            <text:p>246321929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588700" table:style-name="ce6">
            <text:p><text:s/>$ 588,700<text:s/></text:p>
          </table:table-cell>
          <table:table-cell office:value-type="float" office:value="149190" table:style-name="ce11">
            <text:p>149190</text:p>
          </table:table-cell>
          <table:table-cell office:value-type="string" table:style-name="ce1">
            <text:p>ZRTCXN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19299" table:style-name="ce1">
            <text:p>2463219299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276200" table:style-name="ce6">
            <text:p><text:s/>$ 276,200<text:s/></text:p>
          </table:table-cell>
          <table:table-cell office:value-type="float" office:value="151251" table:style-name="ce11">
            <text:p>151251</text:p>
          </table:table-cell>
          <table:table-cell office:value-type="string" table:style-name="ce1">
            <text:p>AAKPII</text:p>
          </table:table-cell>
          <table:table-cell office:value-type="string" table:style-name="ce1">
            <text:p>TKT 2463219299 AUT 151251</text:p>
          </table:table-cell>
          <table:table-cell table:number-columns-repeated="16377"/>
        </table:table-row>
        <table:table-row table:style-name="ro1">
          <table:table-cell office:value-type="float" office:value="2463220002" table:style-name="ce1">
            <text:p>2463220002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892200" table:style-name="ce6">
            <text:p><text:s/>$ 892,200<text:s/></text:p>
          </table:table-cell>
          <table:table-cell office:value-type="float" office:value="156094" table:style-name="ce11">
            <text:p>156094</text:p>
          </table:table-cell>
          <table:table-cell office:value-type="string" table:style-name="ce1">
            <text:p>VRYMUR</text:p>
          </table:table-cell>
          <table:table-cell office:value-type="string" table:style-name="ce1">
            <text:p>TKT 2463220002 AUT 156094</text:p>
          </table:table-cell>
          <table:table-cell table:number-columns-repeated="16377"/>
        </table:table-row>
        <table:table-row table:style-name="ro1">
          <table:table-cell office:value-type="float" office:value="2463220004" table:style-name="ce1">
            <text:p>246322000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928800" table:style-name="ce6">
            <text:p><text:s/>$ 928,800<text:s/></text:p>
          </table:table-cell>
          <table:table-cell office:value-type="float" office:value="165920" table:style-name="ce11">
            <text:p>165920</text:p>
          </table:table-cell>
          <table:table-cell office:value-type="string" table:style-name="ce1">
            <text:p>YUBYLF</text:p>
          </table:table-cell>
          <table:table-cell office:value-type="string" table:style-name="ce1">
            <text:p>TKT 2463220004 2463220005 AUT 165920</text:p>
          </table:table-cell>
          <table:table-cell table:number-columns-repeated="16377"/>
        </table:table-row>
        <table:table-row table:style-name="ro1">
          <table:table-cell office:value-type="float" office:value="2463220005" table:style-name="ce1">
            <text:p>246322000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928800" table:style-name="ce6">
            <text:p><text:s/>$ 928,800<text:s/></text:p>
          </table:table-cell>
          <table:table-cell office:value-type="float" office:value="165920" table:style-name="ce11">
            <text:p>165920</text:p>
          </table:table-cell>
          <table:table-cell office:value-type="string" table:style-name="ce1">
            <text:p>YUBYLF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08" table:style-name="ce1">
            <text:p>246322000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96000" table:style-name="ce6">
            <text:p><text:s/>$ 696,000<text:s/></text:p>
          </table:table-cell>
          <table:table-cell office:value-type="float" office:value="179581" table:style-name="ce11">
            <text:p>179581</text:p>
          </table:table-cell>
          <table:table-cell office:value-type="string" table:style-name="ce1">
            <text:p>DMNOKI</text:p>
          </table:table-cell>
          <table:table-cell office:value-type="string" table:style-name="ce1">
            <text:p>TKT 2463220008 2463220009 AUT 179581</text:p>
          </table:table-cell>
          <table:table-cell table:number-columns-repeated="16377"/>
        </table:table-row>
        <table:table-row table:style-name="ro1">
          <table:table-cell office:value-type="float" office:value="2463220009" table:style-name="ce1">
            <text:p>2463220009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96000" table:style-name="ce6">
            <text:p><text:s/>$ 696,000<text:s/></text:p>
          </table:table-cell>
          <table:table-cell office:value-type="float" office:value="179581" table:style-name="ce11">
            <text:p>179581</text:p>
          </table:table-cell>
          <table:table-cell office:value-type="string" table:style-name="ce1">
            <text:p>DMNOKI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10" table:style-name="ce1">
            <text:p>2463220010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848000" table:style-name="ce6">
            <text:p><text:s/>$ 848,000<text:s/></text:p>
          </table:table-cell>
          <table:table-cell office:value-type="float" office:value="189067" table:style-name="ce11">
            <text:p>189067</text:p>
          </table:table-cell>
          <table:table-cell office:value-type="string" table:style-name="ce1">
            <text:p>REJFPM</text:p>
          </table:table-cell>
          <table:table-cell office:value-type="string" table:style-name="ce1">
            <text:p>TKT 2463220010 2463220011 AUT 189067</text:p>
          </table:table-cell>
          <table:table-cell table:number-columns-repeated="16377"/>
        </table:table-row>
        <table:table-row table:style-name="ro1">
          <table:table-cell office:value-type="float" office:value="2463220011" table:style-name="ce1">
            <text:p>2463220011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00500" table:style-name="ce6">
            <text:p><text:s/>$ 600,500<text:s/></text:p>
          </table:table-cell>
          <table:table-cell office:value-type="float" office:value="189067" table:style-name="ce11">
            <text:p>189067</text:p>
          </table:table-cell>
          <table:table-cell office:value-type="string" table:style-name="ce1">
            <text:p>REJFPM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13" table:style-name="ce1">
            <text:p>2463220013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609400" table:style-name="ce6">
            <text:p><text:s/>$ 609,400<text:s/></text:p>
          </table:table-cell>
          <table:table-cell office:value-type="float" office:value="196916" table:style-name="ce11">
            <text:p>196916</text:p>
          </table:table-cell>
          <table:table-cell office:value-type="string" table:style-name="ce1">
            <text:p>LSNSUR</text:p>
          </table:table-cell>
          <table:table-cell office:value-type="string" table:style-name="ce1">
            <text:p>TKT 2463220013 2463220014 AUT 196916</text:p>
          </table:table-cell>
          <table:table-cell table:number-columns-repeated="16377"/>
        </table:table-row>
        <table:table-row table:style-name="ro1">
          <table:table-cell office:value-type="float" office:value="2463220014" table:style-name="ce1">
            <text:p>246322001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609400" table:style-name="ce6">
            <text:p><text:s/>$ 609,400<text:s/></text:p>
          </table:table-cell>
          <table:table-cell office:value-type="float" office:value="196916" table:style-name="ce11">
            <text:p>196916</text:p>
          </table:table-cell>
          <table:table-cell office:value-type="string" table:style-name="ce1">
            <text:p>LSNSUR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15" table:style-name="ce1">
            <text:p>246322001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197524" table:style-name="ce11">
            <text:p>197524</text:p>
          </table:table-cell>
          <table:table-cell office:value-type="string" table:style-name="ce1">
            <text:p>DIQTTH</text:p>
          </table:table-cell>
          <table:table-cell office:value-type="string" table:style-name="ce1">
            <text:p>TKT 2463220015 AUT 197524</text:p>
          </table:table-cell>
          <table:table-cell table:number-columns-repeated="16377"/>
        </table:table-row>
        <table:table-row table:style-name="ro1">
          <table:table-cell office:value-type="float" office:value="2463220016" table:style-name="ce1">
            <text:p>2463220016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072100" table:style-name="ce6">
            <text:p><text:s/>$ 1,072,100<text:s/></text:p>
          </table:table-cell>
          <table:table-cell office:value-type="float" office:value="199402" table:style-name="ce11">
            <text:p>199402</text:p>
          </table:table-cell>
          <table:table-cell office:value-type="string" table:style-name="ce1">
            <text:p>TXYDBT</text:p>
          </table:table-cell>
          <table:table-cell office:value-type="string" table:style-name="ce1">
            <text:p>TKT 2463220016 2463220017 AUT 199402</text:p>
          </table:table-cell>
          <table:table-cell table:number-columns-repeated="16377"/>
        </table:table-row>
        <table:table-row table:style-name="ro1">
          <table:table-cell office:value-type="float" office:value="2463220017" table:style-name="ce1">
            <text:p>2463220017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751700" table:style-name="ce6">
            <text:p><text:s/>$ 751,700<text:s/></text:p>
          </table:table-cell>
          <table:table-cell office:value-type="float" office:value="199402" table:style-name="ce11">
            <text:p>199402</text:p>
          </table:table-cell>
          <table:table-cell office:value-type="string" table:style-name="ce1">
            <text:p>TXYDBT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18" table:style-name="ce1">
            <text:p>246322001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822100" table:style-name="ce6">
            <text:p><text:s/>$ 822,100<text:s/></text:p>
          </table:table-cell>
          <table:table-cell office:value-type="float" office:value="232484" table:style-name="ce11">
            <text:p>232484</text:p>
          </table:table-cell>
          <table:table-cell office:value-type="string" table:style-name="ce1">
            <text:p>AXUIXT</text:p>
          </table:table-cell>
          <table:table-cell office:value-type="string" table:style-name="ce1">
            <text:p>TKT 2463220018 2463220019 AUT 232484</text:p>
          </table:table-cell>
          <table:table-cell table:number-columns-repeated="16377"/>
        </table:table-row>
        <table:table-row table:style-name="ro1">
          <table:table-cell office:value-type="float" office:value="2463220019" table:style-name="ce1">
            <text:p>2463220019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822100" table:style-name="ce6">
            <text:p><text:s/>$ 822,100<text:s/></text:p>
          </table:table-cell>
          <table:table-cell office:value-type="float" office:value="232484" table:style-name="ce11">
            <text:p>232484</text:p>
          </table:table-cell>
          <table:table-cell office:value-type="string" table:style-name="ce1">
            <text:p>AXUIXT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24" table:style-name="ce1">
            <text:p>246322002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898400" table:style-name="ce6">
            <text:p><text:s/>$ 898,400<text:s/></text:p>
          </table:table-cell>
          <table:table-cell office:value-type="float" office:value="257910" table:style-name="ce11">
            <text:p>257910</text:p>
          </table:table-cell>
          <table:table-cell office:value-type="string" table:style-name="ce1">
            <text:p>RTKELL</text:p>
          </table:table-cell>
          <table:table-cell office:value-type="string" table:style-name="ce1">
            <text:p>TKT 2463220024 2463220025 AUT 257910</text:p>
          </table:table-cell>
          <table:table-cell table:number-columns-repeated="16377"/>
        </table:table-row>
        <table:table-row table:style-name="ro1">
          <table:table-cell office:value-type="float" office:value="2463220025" table:style-name="ce1">
            <text:p>246322002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31700" table:style-name="ce6">
            <text:p><text:s/>$ 631,700<text:s/></text:p>
          </table:table-cell>
          <table:table-cell office:value-type="float" office:value="257910" table:style-name="ce11">
            <text:p>257910</text:p>
          </table:table-cell>
          <table:table-cell office:value-type="string" table:style-name="ce1">
            <text:p>RTKELL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26" table:style-name="ce1">
            <text:p>2463220026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689900" table:style-name="ce6">
            <text:p><text:s/>$ 689,900<text:s/></text:p>
          </table:table-cell>
          <table:table-cell office:value-type="float" office:value="270552" table:style-name="ce11">
            <text:p>270552</text:p>
          </table:table-cell>
          <table:table-cell office:value-type="string" table:style-name="ce1">
            <text:p>UEHBEE</text:p>
          </table:table-cell>
          <table:table-cell office:value-type="string" table:style-name="ce1">
            <text:p>TKT 2463220026 2463220027 AUT 270552</text:p>
          </table:table-cell>
          <table:table-cell table:number-columns-repeated="16377"/>
        </table:table-row>
        <table:table-row table:style-name="ro1">
          <table:table-cell office:value-type="float" office:value="2463220027" table:style-name="ce1">
            <text:p>2463220027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487700" table:style-name="ce6">
            <text:p><text:s/>$ 487,700<text:s/></text:p>
          </table:table-cell>
          <table:table-cell office:value-type="float" office:value="270552" table:style-name="ce11">
            <text:p>270552</text:p>
          </table:table-cell>
          <table:table-cell office:value-type="string" table:style-name="ce1">
            <text:p>UEHBEE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28" table:style-name="ce1">
            <text:p>246322002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984100" table:style-name="ce6">
            <text:p><text:s/>$ 984,100<text:s/></text:p>
          </table:table-cell>
          <table:table-cell office:value-type="float" office:value="275015" table:style-name="ce11">
            <text:p>275015</text:p>
          </table:table-cell>
          <table:table-cell office:value-type="string" table:style-name="ce1">
            <text:p>ZEJBGE</text:p>
          </table:table-cell>
          <table:table-cell office:value-type="string" table:style-name="ce1">
            <text:p>TKT 2463220028 AUT 275015</text:p>
          </table:table-cell>
          <table:table-cell table:number-columns-repeated="16377"/>
        </table:table-row>
        <table:table-row table:style-name="ro1">
          <table:table-cell office:value-type="float" office:value="2463220029" table:style-name="ce1">
            <text:p>2463220029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996400" table:style-name="ce6">
            <text:p><text:s/>$ 996,400<text:s/></text:p>
          </table:table-cell>
          <table:table-cell office:value-type="float" office:value="279321" table:style-name="ce11">
            <text:p>279321</text:p>
          </table:table-cell>
          <table:table-cell office:value-type="string" table:style-name="ce1">
            <text:p>OBHCFJ</text:p>
          </table:table-cell>
          <table:table-cell office:value-type="string" table:style-name="ce1">
            <text:p>TKT 2463220029 AUT 279321</text:p>
          </table:table-cell>
          <table:table-cell table:number-columns-repeated="16377"/>
        </table:table-row>
        <table:table-row table:style-name="ro1">
          <table:table-cell office:value-type="float" office:value="2463220030" table:style-name="ce1">
            <text:p>2463220030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MC5525XXXXXXXX8483</text:p>
          </table:table-cell>
          <table:table-cell office:value-type="currency" office:value="321500" table:style-name="ce6">
            <text:p><text:s/>$ 321,500<text:s/></text:p>
          </table:table-cell>
          <table:table-cell office:value-type="float" office:value="9536" table:style-name="ce11">
            <text:p>9536</text:p>
          </table:table-cell>
          <table:table-cell office:value-type="string" table:style-name="ce1">
            <text:p>EJPQRU</text:p>
          </table:table-cell>
          <table:table-cell office:value-type="string" table:style-name="ce1">
            <text:p>TKT 2463220030 AUT 9536</text:p>
          </table:table-cell>
          <table:table-cell table:number-columns-repeated="16377"/>
        </table:table-row>
        <table:table-row table:style-name="ro1">
          <table:table-cell office:value-type="float" office:value="2463220033" table:style-name="ce1">
            <text:p>2463220033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841500" table:style-name="ce6">
            <text:p><text:s/>$ 841,500<text:s/></text:p>
          </table:table-cell>
          <table:table-cell office:value-type="float" office:value="299953" table:style-name="ce11">
            <text:p>299953</text:p>
          </table:table-cell>
          <table:table-cell office:value-type="string" table:style-name="ce1">
            <text:p>JDPJEY</text:p>
          </table:table-cell>
          <table:table-cell office:value-type="string" table:style-name="ce1">
            <text:p>TKT 2463220033 AUT 299953</text:p>
          </table:table-cell>
          <table:table-cell table:number-columns-repeated="16377"/>
        </table:table-row>
        <table:table-row table:style-name="ro1">
          <table:table-cell office:value-type="float" office:value="2463220034" table:style-name="ce1">
            <text:p>246322003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224200" table:style-name="ce6">
            <text:p><text:s/>$ 1,224,200<text:s/></text:p>
          </table:table-cell>
          <table:table-cell office:value-type="float" office:value="310669" table:style-name="ce11">
            <text:p>310669</text:p>
          </table:table-cell>
          <table:table-cell office:value-type="string" table:style-name="ce1">
            <text:p>XRIJOE</text:p>
          </table:table-cell>
          <table:table-cell office:value-type="string" table:style-name="ce1">
            <text:p>TKT 2463220034 2463220035 AUT 310669</text:p>
          </table:table-cell>
          <table:table-cell table:number-columns-repeated="16377"/>
        </table:table-row>
        <table:table-row table:style-name="ro1">
          <table:table-cell office:value-type="float" office:value="2463220035" table:style-name="ce1">
            <text:p>246322003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224200" table:style-name="ce6">
            <text:p><text:s/>$ 1,224,200<text:s/></text:p>
          </table:table-cell>
          <table:table-cell office:value-type="float" office:value="310669" table:style-name="ce11">
            <text:p>310669</text:p>
          </table:table-cell>
          <table:table-cell office:value-type="string" table:style-name="ce1">
            <text:p>XRIJOE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38" table:style-name="ce1">
            <text:p>246322003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099800" table:style-name="ce6">
            <text:p><text:s/>$ 1,099,800<text:s/></text:p>
          </table:table-cell>
          <table:table-cell office:value-type="float" office:value="322556" table:style-name="ce11">
            <text:p>322556</text:p>
          </table:table-cell>
          <table:table-cell office:value-type="string" table:style-name="ce1">
            <text:p>FOGBAN</text:p>
          </table:table-cell>
          <table:table-cell office:value-type="string" table:style-name="ce1">
            <text:p>TKT 2463220038 AUT 322556</text:p>
          </table:table-cell>
          <table:table-cell table:number-columns-repeated="16377"/>
        </table:table-row>
        <table:table-row table:style-name="ro1">
          <table:table-cell office:value-type="float" office:value="2463220041" table:style-name="ce1">
            <text:p>2463220041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886800" table:style-name="ce6">
            <text:p><text:s/>$ 886,800<text:s/></text:p>
          </table:table-cell>
          <table:table-cell office:value-type="float" office:value="327963" table:style-name="ce11">
            <text:p>327963</text:p>
          </table:table-cell>
          <table:table-cell office:value-type="string" table:style-name="ce1">
            <text:p>GEHVYK</text:p>
          </table:table-cell>
          <table:table-cell office:value-type="string" table:style-name="ce1">
            <text:p>TKT 2463220041 2463220042 AUT 327963</text:p>
          </table:table-cell>
          <table:table-cell table:number-columns-repeated="16377"/>
        </table:table-row>
        <table:table-row table:style-name="ro1">
          <table:table-cell office:value-type="float" office:value="2463220042" table:style-name="ce1">
            <text:p>2463220042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27300" table:style-name="ce6">
            <text:p><text:s/>$ 627,300<text:s/></text:p>
          </table:table-cell>
          <table:table-cell office:value-type="float" office:value="327963" table:style-name="ce11">
            <text:p>327963</text:p>
          </table:table-cell>
          <table:table-cell office:value-type="string" table:style-name="ce1">
            <text:p>GEHVYK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43" table:style-name="ce1">
            <text:p>2463220043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512000" table:style-name="ce6">
            <text:p><text:s/>$ 512,000<text:s/></text:p>
          </table:table-cell>
          <table:table-cell office:value-type="float" office:value="339309" table:style-name="ce11">
            <text:p>339309</text:p>
          </table:table-cell>
          <table:table-cell office:value-type="string" table:style-name="ce1">
            <text:p>FZAMJT</text:p>
          </table:table-cell>
          <table:table-cell office:value-type="string" table:style-name="ce1">
            <text:p>TKT 2463220043 2463220044 AUT 339309</text:p>
          </table:table-cell>
          <table:table-cell table:number-columns-repeated="16377"/>
        </table:table-row>
        <table:table-row table:style-name="ro1">
          <table:table-cell office:value-type="float" office:value="2463220044" table:style-name="ce1">
            <text:p>246322004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357500" table:style-name="ce6">
            <text:p><text:s/>$ 357,500<text:s/></text:p>
          </table:table-cell>
          <table:table-cell office:value-type="float" office:value="339309" table:style-name="ce11">
            <text:p>339309</text:p>
          </table:table-cell>
          <table:table-cell office:value-type="string" table:style-name="ce1">
            <text:p>FZAMJT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47" table:style-name="ce1">
            <text:p>2463220047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904600" table:style-name="ce6">
            <text:p><text:s/>$ 904,600<text:s/></text:p>
          </table:table-cell>
          <table:table-cell office:value-type="float" office:value="359331" table:style-name="ce11">
            <text:p>359331</text:p>
          </table:table-cell>
          <table:table-cell office:value-type="string" table:style-name="ce1">
            <text:p>BSYGSH</text:p>
          </table:table-cell>
          <table:table-cell office:value-type="string" table:style-name="ce1">
            <text:p>TKT 2463220047 2463220048 AUT 359331</text:p>
          </table:table-cell>
          <table:table-cell table:number-columns-repeated="16377"/>
        </table:table-row>
        <table:table-row table:style-name="ro1">
          <table:table-cell office:value-type="float" office:value="2463220048" table:style-name="ce1">
            <text:p>246322004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904600" table:style-name="ce6">
            <text:p><text:s/>$ 904,600<text:s/></text:p>
          </table:table-cell>
          <table:table-cell office:value-type="float" office:value="359331" table:style-name="ce11">
            <text:p>359331</text:p>
          </table:table-cell>
          <table:table-cell office:value-type="string" table:style-name="ce1">
            <text:p>BSYGSH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50" table:style-name="ce1">
            <text:p>2463220050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006400" table:style-name="ce6">
            <text:p><text:s/>$ 1,006,400<text:s/></text:p>
          </table:table-cell>
          <table:table-cell office:value-type="float" office:value="364952" table:style-name="ce11">
            <text:p>364952</text:p>
          </table:table-cell>
          <table:table-cell office:value-type="string" table:style-name="ce1">
            <text:p>HKGVQD</text:p>
          </table:table-cell>
          <table:table-cell office:value-type="string" table:style-name="ce1">
            <text:p>TKT 2463220050 AUT 364952</text:p>
          </table:table-cell>
          <table:table-cell table:number-columns-repeated="16377"/>
        </table:table-row>
        <table:table-row table:style-name="ro1">
          <table:table-cell office:value-type="float" office:value="2463220051" table:style-name="ce1">
            <text:p>2463220051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006400" table:style-name="ce6">
            <text:p><text:s/>$ 1,006,400<text:s/></text:p>
          </table:table-cell>
          <table:table-cell office:value-type="float" office:value="368599" table:style-name="ce11">
            <text:p>368599</text:p>
          </table:table-cell>
          <table:table-cell office:value-type="string" table:style-name="ce1">
            <text:p>YSFMNA</text:p>
          </table:table-cell>
          <table:table-cell office:value-type="string" table:style-name="ce1">
            <text:p>TKT 2463220051 AUT 368599</text:p>
          </table:table-cell>
          <table:table-cell table:number-columns-repeated="16377"/>
        </table:table-row>
        <table:table-row table:style-name="ro1">
          <table:table-cell office:value-type="float" office:value="2463220052" table:style-name="ce1">
            <text:p>2463220052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XXXXXXXX8221</text:p>
          </table:table-cell>
          <table:table-cell office:value-type="currency" office:value="508800" table:style-name="ce6">
            <text:p><text:s/>$ 508,800<text:s/></text:p>
          </table:table-cell>
          <table:table-cell office:value-type="float" office:value="368532" table:style-name="ce11">
            <text:p>368532</text:p>
          </table:table-cell>
          <table:table-cell office:value-type="string" table:style-name="ce1">
            <text:p>CLXAXB</text:p>
          </table:table-cell>
          <table:table-cell office:value-type="string" table:style-name="ce1">
            <text:p>TKT 2463220052 AUT 368532</text:p>
          </table:table-cell>
          <table:table-cell table:number-columns-repeated="16377"/>
        </table:table-row>
        <table:table-row table:style-name="ro1">
          <table:table-cell office:value-type="float" office:value="2463220053" table:style-name="ce1">
            <text:p>2463220053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751000" table:style-name="ce6">
            <text:p><text:s/>$ 751,000<text:s/></text:p>
          </table:table-cell>
          <table:table-cell office:value-type="float" office:value="369875" table:style-name="ce11">
            <text:p>369875</text:p>
          </table:table-cell>
          <table:table-cell office:value-type="string" table:style-name="ce1">
            <text:p>YGQVIZ</text:p>
          </table:table-cell>
          <table:table-cell office:value-type="string" table:style-name="ce1">
            <text:p>TKT 2463220053 2463220054 AUT 369875</text:p>
          </table:table-cell>
          <table:table-cell table:number-columns-repeated="16377"/>
        </table:table-row>
        <table:table-row table:style-name="ro1">
          <table:table-cell office:value-type="float" office:value="2463220054" table:style-name="ce1">
            <text:p>246322005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751000" table:style-name="ce6">
            <text:p><text:s/>$ 751,000<text:s/></text:p>
          </table:table-cell>
          <table:table-cell office:value-type="float" office:value="369875" table:style-name="ce11">
            <text:p>369875</text:p>
          </table:table-cell>
          <table:table-cell office:value-type="string" table:style-name="ce1">
            <text:p>YGQVIZ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55" table:style-name="ce1">
            <text:p>246322005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376530" table:style-name="ce11">
            <text:p>376530</text:p>
          </table:table-cell>
          <table:table-cell office:value-type="string" table:style-name="ce1">
            <text:p>JRWMHP</text:p>
          </table:table-cell>
          <table:table-cell office:value-type="string" table:style-name="ce1">
            <text:p>TKT 2463220055 AUT 376530</text:p>
          </table:table-cell>
          <table:table-cell table:number-columns-repeated="16377"/>
        </table:table-row>
        <table:table-row table:style-name="ro1">
          <table:table-cell office:value-type="float" office:value="2463220056" table:style-name="ce1">
            <text:p>2463220056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904600" table:style-name="ce6">
            <text:p><text:s/>$ 904,600<text:s/></text:p>
          </table:table-cell>
          <table:table-cell office:value-type="float" office:value="379981" table:style-name="ce11">
            <text:p>379981</text:p>
          </table:table-cell>
          <table:table-cell office:value-type="string" table:style-name="ce1">
            <text:p>UYXJJO</text:p>
          </table:table-cell>
          <table:table-cell office:value-type="string" table:style-name="ce1">
            <text:p>TKT 2463220056 2463220057 AUT 379981</text:p>
          </table:table-cell>
          <table:table-cell table:number-columns-repeated="16377"/>
        </table:table-row>
        <table:table-row table:style-name="ro1">
          <table:table-cell office:value-type="float" office:value="2463220057" table:style-name="ce1">
            <text:p>2463220057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36100" table:style-name="ce6">
            <text:p><text:s/>$ 636,100<text:s/></text:p>
          </table:table-cell>
          <table:table-cell office:value-type="float" office:value="379981" table:style-name="ce11">
            <text:p>379981</text:p>
          </table:table-cell>
          <table:table-cell office:value-type="string" table:style-name="ce1">
            <text:p>UYXJJO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58" table:style-name="ce1">
            <text:p>246322005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XXXXXXXX2078</text:p>
          </table:table-cell>
          <table:table-cell office:value-type="currency" office:value="1117700" table:style-name="ce6">
            <text:p><text:s/>$ 1,117,700<text:s/></text:p>
          </table:table-cell>
          <table:table-cell office:value-type="float" office:value="381876" table:style-name="ce11">
            <text:p>381876</text:p>
          </table:table-cell>
          <table:table-cell office:value-type="string" table:style-name="ce1">
            <text:p>EHRELS</text:p>
          </table:table-cell>
          <table:table-cell office:value-type="string" table:style-name="ce1">
            <text:p>TKT 2463220058 AUT 381876</text:p>
          </table:table-cell>
          <table:table-cell table:number-columns-repeated="16377"/>
        </table:table-row>
        <table:table-row table:style-name="ro1">
          <table:table-cell office:value-type="float" office:value="2463220059" table:style-name="ce1">
            <text:p>2463220059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928800" table:style-name="ce6">
            <text:p><text:s/>$ 928,800<text:s/></text:p>
          </table:table-cell>
          <table:table-cell office:value-type="float" office:value="390573" table:style-name="ce11">
            <text:p>390573</text:p>
          </table:table-cell>
          <table:table-cell office:value-type="string" table:style-name="ce1">
            <text:p>GXFEWJ</text:p>
          </table:table-cell>
          <table:table-cell office:value-type="string" table:style-name="ce1">
            <text:p>TKT 2463220059 AUT 390573</text:p>
          </table:table-cell>
          <table:table-cell table:number-columns-repeated="16377"/>
        </table:table-row>
        <table:table-row table:style-name="ro1">
          <table:table-cell office:value-type="float" office:value="2463220060" table:style-name="ce1">
            <text:p>2463220060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1117700" table:style-name="ce6">
            <text:p><text:s/>$ 1,117,700<text:s/></text:p>
          </table:table-cell>
          <table:table-cell office:value-type="float" office:value="397870" table:style-name="ce11">
            <text:p>397870</text:p>
          </table:table-cell>
          <table:table-cell office:value-type="string" table:style-name="ce1">
            <text:p>XXHNRV</text:p>
          </table:table-cell>
          <table:table-cell office:value-type="string" table:style-name="ce1">
            <text:p>TKT 2463220060 AUT 397870</text:p>
          </table:table-cell>
          <table:table-cell table:number-columns-repeated="16377"/>
        </table:table-row>
        <table:table-row table:style-name="ro1">
          <table:table-cell office:value-type="float" office:value="2463220061" table:style-name="ce1">
            <text:p>2463220061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760700" table:style-name="ce6">
            <text:p><text:s/>$ 760,700<text:s/></text:p>
          </table:table-cell>
          <table:table-cell office:value-type="float" office:value="419505" table:style-name="ce11">
            <text:p>419505</text:p>
          </table:table-cell>
          <table:table-cell office:value-type="string" table:style-name="ce1">
            <text:p>TZAOEE</text:p>
          </table:table-cell>
          <table:table-cell office:value-type="string" table:style-name="ce1">
            <text:p>TKT 2463220061 2463220062 AUT 419505</text:p>
          </table:table-cell>
          <table:table-cell table:number-columns-repeated="16377"/>
        </table:table-row>
        <table:table-row table:style-name="ro1">
          <table:table-cell office:value-type="float" office:value="2463220062" table:style-name="ce1">
            <text:p>2463220062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536600" table:style-name="ce6">
            <text:p><text:s/>$ 536,600<text:s/></text:p>
          </table:table-cell>
          <table:table-cell office:value-type="float" office:value="419505" table:style-name="ce11">
            <text:p>419505</text:p>
          </table:table-cell>
          <table:table-cell office:value-type="string" table:style-name="ce1">
            <text:p>TZAOEE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63" table:style-name="ce1">
            <text:p>2463220063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588700" table:style-name="ce6">
            <text:p><text:s/>$ 588,700<text:s/></text:p>
          </table:table-cell>
          <table:table-cell office:value-type="float" office:value="426114" table:style-name="ce11">
            <text:p>426114</text:p>
          </table:table-cell>
          <table:table-cell office:value-type="string" table:style-name="ce1">
            <text:p>RLTTGA</text:p>
          </table:table-cell>
          <table:table-cell office:value-type="string" table:style-name="ce1">
            <text:p>TKT 2463220063 2463220064 AUT 426114</text:p>
          </table:table-cell>
          <table:table-cell table:number-columns-repeated="16377"/>
        </table:table-row>
        <table:table-row table:style-name="ro1">
          <table:table-cell office:value-type="float" office:value="2463220064" table:style-name="ce1">
            <text:p>246322006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588700" table:style-name="ce6">
            <text:p><text:s/>$ 588,700<text:s/></text:p>
          </table:table-cell>
          <table:table-cell office:value-type="float" office:value="426114" table:style-name="ce11">
            <text:p>426114</text:p>
          </table:table-cell>
          <table:table-cell office:value-type="string" table:style-name="ce1">
            <text:p>RLTTGA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65" table:style-name="ce1">
            <text:p>246322006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146800" table:style-name="ce6">
            <text:p><text:s/>$ 1,146,800<text:s/></text:p>
          </table:table-cell>
          <table:table-cell office:value-type="float" office:value="429302" table:style-name="ce11">
            <text:p>429302</text:p>
          </table:table-cell>
          <table:table-cell office:value-type="string" table:style-name="ce1">
            <text:p>MCRTCV</text:p>
          </table:table-cell>
          <table:table-cell office:value-type="string" table:style-name="ce1">
            <text:p>TKT 2463220065 2463220066 AUT 429302</text:p>
          </table:table-cell>
          <table:table-cell table:number-columns-repeated="16377"/>
        </table:table-row>
        <table:table-row table:style-name="ro1">
          <table:table-cell office:value-type="float" office:value="2463220066" table:style-name="ce1">
            <text:p>2463220066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146800" table:style-name="ce6">
            <text:p><text:s/>$ 1,146,800<text:s/></text:p>
          </table:table-cell>
          <table:table-cell office:value-type="float" office:value="429302" table:style-name="ce11">
            <text:p>429302</text:p>
          </table:table-cell>
          <table:table-cell office:value-type="string" table:style-name="ce1">
            <text:p>MCRTCV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67" table:style-name="ce1">
            <text:p>2463220067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XXXXXXXX8221</text:p>
          </table:table-cell>
          <table:table-cell office:value-type="currency" office:value="770400" table:style-name="ce6">
            <text:p><text:s/>$ 770,400<text:s/></text:p>
          </table:table-cell>
          <table:table-cell office:value-type="float" office:value="429902" table:style-name="ce11">
            <text:p>429902</text:p>
          </table:table-cell>
          <table:table-cell office:value-type="string" table:style-name="ce1">
            <text:p>UWZYLG</text:p>
          </table:table-cell>
          <table:table-cell office:value-type="string" table:style-name="ce1">
            <text:p>TKT 2463220067 2463220068 AUT 429902</text:p>
          </table:table-cell>
          <table:table-cell table:number-columns-repeated="16377"/>
        </table:table-row>
        <table:table-row table:style-name="ro1">
          <table:table-cell office:value-type="float" office:value="2463220068" table:style-name="ce1">
            <text:p>246322006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XXXXXXXX8221</text:p>
          </table:table-cell>
          <table:table-cell office:value-type="currency" office:value="770400" table:style-name="ce6">
            <text:p><text:s/>$ 770,400<text:s/></text:p>
          </table:table-cell>
          <table:table-cell office:value-type="float" office:value="429902" table:style-name="ce11">
            <text:p>429902</text:p>
          </table:table-cell>
          <table:table-cell office:value-type="string" table:style-name="ce1">
            <text:p>UWZYLG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69" table:style-name="ce1">
            <text:p>2463220069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957600" table:style-name="ce6">
            <text:p><text:s/>$ 957,600<text:s/></text:p>
          </table:table-cell>
          <table:table-cell office:value-type="float" office:value="438672" table:style-name="ce11">
            <text:p>438672</text:p>
          </table:table-cell>
          <table:table-cell office:value-type="string" table:style-name="ce1">
            <text:p>NPJPAM</text:p>
          </table:table-cell>
          <table:table-cell office:value-type="string" table:style-name="ce1">
            <text:p>TKT 2463220069 AUT 438672</text:p>
          </table:table-cell>
          <table:table-cell table:number-columns-repeated="16377"/>
        </table:table-row>
        <table:table-row table:style-name="ro1">
          <table:table-cell office:value-type="float" office:value="2463220070" table:style-name="ce1">
            <text:p>2463220070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799500" table:style-name="ce6">
            <text:p><text:s/>$ 799,500<text:s/></text:p>
          </table:table-cell>
          <table:table-cell office:value-type="float" office:value="444756" table:style-name="ce11">
            <text:p>444756</text:p>
          </table:table-cell>
          <table:table-cell office:value-type="string" table:style-name="ce1">
            <text:p>XQXTCC</text:p>
          </table:table-cell>
          <table:table-cell office:value-type="string" table:style-name="ce1">
            <text:p>TKT 2463220070 2463220071 AUT 444756</text:p>
          </table:table-cell>
          <table:table-cell table:number-columns-repeated="16377"/>
        </table:table-row>
        <table:table-row table:style-name="ro1">
          <table:table-cell office:value-type="float" office:value="2463220071" table:style-name="ce1">
            <text:p>2463220071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799500" table:style-name="ce6">
            <text:p><text:s/>$ 799,500<text:s/></text:p>
          </table:table-cell>
          <table:table-cell office:value-type="float" office:value="444756" table:style-name="ce11">
            <text:p>444756</text:p>
          </table:table-cell>
          <table:table-cell office:value-type="string" table:style-name="ce1">
            <text:p>XQXTCC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72" table:style-name="ce1">
            <text:p>2463220072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532000" table:style-name="ce6">
            <text:p><text:s/>$ 532,000<text:s/></text:p>
          </table:table-cell>
          <table:table-cell office:value-type="float" office:value="446129" table:style-name="ce11">
            <text:p>446129</text:p>
          </table:table-cell>
          <table:table-cell office:value-type="string" table:style-name="ce1">
            <text:p>SXNHYL</text:p>
          </table:table-cell>
          <table:table-cell office:value-type="string" table:style-name="ce1">
            <text:p>TKT 2463220072 2463220073 AUT 446129</text:p>
          </table:table-cell>
          <table:table-cell table:number-columns-repeated="16377"/>
        </table:table-row>
        <table:table-row table:style-name="ro1">
          <table:table-cell office:value-type="float" office:value="2463220073" table:style-name="ce1">
            <text:p>2463220073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532000" table:style-name="ce6">
            <text:p><text:s/>$ 532,000<text:s/></text:p>
          </table:table-cell>
          <table:table-cell office:value-type="float" office:value="446129" table:style-name="ce11">
            <text:p>446129</text:p>
          </table:table-cell>
          <table:table-cell office:value-type="string" table:style-name="ce1">
            <text:p>SXNHYL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74" table:style-name="ce1">
            <text:p>246322007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64500" table:style-name="ce6">
            <text:p><text:s/>$ 664,500<text:s/></text:p>
          </table:table-cell>
          <table:table-cell office:value-type="float" office:value="453512" table:style-name="ce11">
            <text:p>453512</text:p>
          </table:table-cell>
          <table:table-cell office:value-type="string" table:style-name="ce1">
            <text:p>IPKWQG</text:p>
          </table:table-cell>
          <table:table-cell office:value-type="string" table:style-name="ce1">
            <text:p>TKT 2463220074 AUT 453512</text:p>
          </table:table-cell>
          <table:table-cell table:number-columns-repeated="16377"/>
        </table:table-row>
        <table:table-row table:style-name="ro1">
          <table:table-cell office:value-type="float" office:value="2463220075" table:style-name="ce1">
            <text:p>246322007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689900" table:style-name="ce6">
            <text:p><text:s/>$ 689,900<text:s/></text:p>
          </table:table-cell>
          <table:table-cell office:value-type="float" office:value="459753" table:style-name="ce11">
            <text:p>459753</text:p>
          </table:table-cell>
          <table:table-cell office:value-type="string" table:style-name="ce1">
            <text:p>DVPTLR</text:p>
          </table:table-cell>
          <table:table-cell office:value-type="string" table:style-name="ce1">
            <text:p>TKT 2463220075 2463220076 AUT 459753</text:p>
          </table:table-cell>
          <table:table-cell table:number-columns-repeated="16377"/>
        </table:table-row>
        <table:table-row table:style-name="ro1">
          <table:table-cell office:value-type="float" office:value="2463220076" table:style-name="ce1">
            <text:p>2463220076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689900" table:style-name="ce6">
            <text:p><text:s/>$ 689,900<text:s/></text:p>
          </table:table-cell>
          <table:table-cell office:value-type="float" office:value="459753" table:style-name="ce11">
            <text:p>459753</text:p>
          </table:table-cell>
          <table:table-cell office:value-type="string" table:style-name="ce1">
            <text:p>DVPTLR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77" table:style-name="ce1">
            <text:p>2463220077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468343" table:style-name="ce11">
            <text:p>468343</text:p>
          </table:table-cell>
          <table:table-cell office:value-type="string" table:style-name="ce1">
            <text:p>ZVDBHO</text:p>
          </table:table-cell>
          <table:table-cell office:value-type="string" table:style-name="ce1">
            <text:p>TKT 2463220077 2463220078 AUT 468343</text:p>
          </table:table-cell>
          <table:table-cell table:number-columns-repeated="16377"/>
        </table:table-row>
        <table:table-row table:style-name="ro1">
          <table:table-cell office:value-type="float" office:value="2463220078" table:style-name="ce1">
            <text:p>246322007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171000" table:style-name="ce6">
            <text:p><text:s/>$ 1,171,000<text:s/></text:p>
          </table:table-cell>
          <table:table-cell office:value-type="float" office:value="468343" table:style-name="ce11">
            <text:p>468343</text:p>
          </table:table-cell>
          <table:table-cell office:value-type="string" table:style-name="ce1">
            <text:p>ZVDBHO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79" table:style-name="ce1">
            <text:p>2463220079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445700" table:style-name="ce6">
            <text:p><text:s/>$ 445,700<text:s/></text:p>
          </table:table-cell>
          <table:table-cell office:value-type="float" office:value="470205" table:style-name="ce11">
            <text:p>470205</text:p>
          </table:table-cell>
          <table:table-cell office:value-type="string" table:style-name="ce1">
            <text:p>XXKXMG</text:p>
          </table:table-cell>
          <table:table-cell office:value-type="string" table:style-name="ce1">
            <text:p>TKT 2463220079 2463220080 AUT 470205</text:p>
          </table:table-cell>
          <table:table-cell table:number-columns-repeated="16377"/>
        </table:table-row>
        <table:table-row table:style-name="ro1">
          <table:table-cell office:value-type="float" office:value="2463220080" table:style-name="ce1">
            <text:p>2463220080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315200" table:style-name="ce6">
            <text:p><text:s/>$ 315,200<text:s/></text:p>
          </table:table-cell>
          <table:table-cell office:value-type="float" office:value="470205" table:style-name="ce11">
            <text:p>470205</text:p>
          </table:table-cell>
          <table:table-cell office:value-type="string" table:style-name="ce1">
            <text:p>XXKXMG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81" table:style-name="ce1">
            <text:p>2463220081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33000" table:style-name="ce6">
            <text:p><text:s/>$ 633,000<text:s/></text:p>
          </table:table-cell>
          <table:table-cell office:value-type="float" office:value="471620" table:style-name="ce11">
            <text:p>471620</text:p>
          </table:table-cell>
          <table:table-cell office:value-type="string" table:style-name="ce1">
            <text:p>MAFZPM</text:p>
          </table:table-cell>
          <table:table-cell office:value-type="string" table:style-name="ce1">
            <text:p>TKT 2463220081 2463220082 AUT 471620</text:p>
          </table:table-cell>
          <table:table-cell table:number-columns-repeated="16377"/>
        </table:table-row>
        <table:table-row table:style-name="ro1">
          <table:table-cell office:value-type="float" office:value="2463220082" table:style-name="ce1">
            <text:p>2463220082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33000" table:style-name="ce6">
            <text:p><text:s/>$ 633,000<text:s/></text:p>
          </table:table-cell>
          <table:table-cell office:value-type="float" office:value="471620" table:style-name="ce11">
            <text:p>471620</text:p>
          </table:table-cell>
          <table:table-cell office:value-type="string" table:style-name="ce1">
            <text:p>MAFZPM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83" table:style-name="ce1">
            <text:p>2463220083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536000" table:style-name="ce6">
            <text:p><text:s/>$ 536,000<text:s/></text:p>
          </table:table-cell>
          <table:table-cell office:value-type="float" office:value="474931" table:style-name="ce11">
            <text:p>474931</text:p>
          </table:table-cell>
          <table:table-cell office:value-type="string" table:style-name="ce1">
            <text:p>CSBRYV</text:p>
          </table:table-cell>
          <table:table-cell office:value-type="string" table:style-name="ce1">
            <text:p>TKT 2463220083 2463220084 AUT 474931</text:p>
          </table:table-cell>
          <table:table-cell table:number-columns-repeated="16377"/>
        </table:table-row>
        <table:table-row table:style-name="ro1">
          <table:table-cell office:value-type="float" office:value="2463220084" table:style-name="ce1">
            <text:p>246322008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536000" table:style-name="ce6">
            <text:p><text:s/>$ 536,000<text:s/></text:p>
          </table:table-cell>
          <table:table-cell office:value-type="float" office:value="474931" table:style-name="ce11">
            <text:p>474931</text:p>
          </table:table-cell>
          <table:table-cell office:value-type="string" table:style-name="ce1">
            <text:p>CSBRYV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85" table:style-name="ce1">
            <text:p>246322008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89900" table:style-name="ce6">
            <text:p><text:s/>$ 689,900<text:s/></text:p>
          </table:table-cell>
          <table:table-cell office:value-type="float" office:value="475917" table:style-name="ce11">
            <text:p>475917</text:p>
          </table:table-cell>
          <table:table-cell office:value-type="string" table:style-name="ce1">
            <text:p>ZQHZZY</text:p>
          </table:table-cell>
          <table:table-cell office:value-type="string" table:style-name="ce1">
            <text:p>TKT 2463220085 2463220086 AUT 475917</text:p>
          </table:table-cell>
          <table:table-cell table:number-columns-repeated="16377"/>
        </table:table-row>
        <table:table-row table:style-name="ro1">
          <table:table-cell office:value-type="float" office:value="2463220086" table:style-name="ce1">
            <text:p>2463220086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689900" table:style-name="ce6">
            <text:p><text:s/>$ 689,900<text:s/></text:p>
          </table:table-cell>
          <table:table-cell office:value-type="float" office:value="475917" table:style-name="ce11">
            <text:p>475917</text:p>
          </table:table-cell>
          <table:table-cell office:value-type="string" table:style-name="ce1">
            <text:p>ZQHZZY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87" table:style-name="ce1">
            <text:p>2463220087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XXXXXXXX2078</text:p>
          </table:table-cell>
          <table:table-cell office:value-type="currency" office:value="82100" table:style-name="ce6">
            <text:p><text:s/>$ 82,100<text:s/></text:p>
          </table:table-cell>
          <table:table-cell office:value-type="float" office:value="472961" table:style-name="ce11">
            <text:p>472961</text:p>
          </table:table-cell>
          <table:table-cell office:value-type="string" table:style-name="ce1">
            <text:p>LPXJJY</text:p>
          </table:table-cell>
          <table:table-cell office:value-type="string" table:style-name="ce1">
            <text:p>TKT 2463220087 AUT 472961</text:p>
          </table:table-cell>
          <table:table-cell table:number-columns-repeated="16377"/>
        </table:table-row>
        <table:table-row table:style-name="ro1">
          <table:table-cell office:value-type="float" office:value="2463220088" table:style-name="ce1">
            <text:p>2463220088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591100" table:style-name="ce6">
            <text:p><text:s/>$ 1,591,100<text:s/></text:p>
          </table:table-cell>
          <table:table-cell office:value-type="float" office:value="482826" table:style-name="ce11">
            <text:p>482826</text:p>
          </table:table-cell>
          <table:table-cell office:value-type="string" table:style-name="ce1">
            <text:p>WPISOQ</text:p>
          </table:table-cell>
          <table:table-cell office:value-type="string" table:style-name="ce1">
            <text:p>TKT 2463220088 2463220089 AUT 482826</text:p>
          </table:table-cell>
          <table:table-cell table:number-columns-repeated="16377"/>
        </table:table-row>
        <table:table-row table:style-name="ro1">
          <table:table-cell office:value-type="float" office:value="2463220089" table:style-name="ce1">
            <text:p>2463220089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591100" table:style-name="ce6">
            <text:p><text:s/>$ 1,591,100<text:s/></text:p>
          </table:table-cell>
          <table:table-cell office:value-type="float" office:value="482826" table:style-name="ce11">
            <text:p>482826</text:p>
          </table:table-cell>
          <table:table-cell office:value-type="string" table:style-name="ce1">
            <text:p>WPISOQ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90" table:style-name="ce1">
            <text:p>2463220090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XXXXXXXX8221</text:p>
          </table:table-cell>
          <table:table-cell office:value-type="currency" office:value="1089500" table:style-name="ce6">
            <text:p><text:s/>$ 1,089,500<text:s/></text:p>
          </table:table-cell>
          <table:table-cell office:value-type="float" office:value="483594" table:style-name="ce11">
            <text:p>483594</text:p>
          </table:table-cell>
          <table:table-cell office:value-type="string" table:style-name="ce1">
            <text:p>YWERIW</text:p>
          </table:table-cell>
          <table:table-cell office:value-type="string" table:style-name="ce1">
            <text:p>TKT 2463220090 2463220091 AUT 483594</text:p>
          </table:table-cell>
          <table:table-cell table:number-columns-repeated="16377"/>
        </table:table-row>
        <table:table-row table:style-name="ro1">
          <table:table-cell office:value-type="float" office:value="2463220091" table:style-name="ce1">
            <text:p>2463220091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XXXXXXXX8221</text:p>
          </table:table-cell>
          <table:table-cell office:value-type="currency" office:value="1089500" table:style-name="ce6">
            <text:p><text:s/>$ 1,089,500<text:s/></text:p>
          </table:table-cell>
          <table:table-cell office:value-type="float" office:value="483594" table:style-name="ce11">
            <text:p>483594</text:p>
          </table:table-cell>
          <table:table-cell office:value-type="string" table:style-name="ce1">
            <text:p>YWERIW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92" table:style-name="ce1">
            <text:p>2463220092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760700" table:style-name="ce6">
            <text:p><text:s/>$ 760,700<text:s/></text:p>
          </table:table-cell>
          <table:table-cell office:value-type="float" office:value="485141" table:style-name="ce11">
            <text:p>485141</text:p>
          </table:table-cell>
          <table:table-cell office:value-type="string" table:style-name="ce1">
            <text:p>OJJHWS</text:p>
          </table:table-cell>
          <table:table-cell office:value-type="string" table:style-name="ce1">
            <text:p>TKT 2463220092 2463220093 AUT 485141</text:p>
          </table:table-cell>
          <table:table-cell table:number-columns-repeated="16377"/>
        </table:table-row>
        <table:table-row table:style-name="ro1">
          <table:table-cell office:value-type="float" office:value="2463220093" table:style-name="ce1">
            <text:p>2463220093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2078</text:p>
          </table:table-cell>
          <table:table-cell office:value-type="currency" office:value="536600" table:style-name="ce6">
            <text:p><text:s/>$ 536,600<text:s/></text:p>
          </table:table-cell>
          <table:table-cell office:value-type="float" office:value="485141" table:style-name="ce11">
            <text:p>485141</text:p>
          </table:table-cell>
          <table:table-cell office:value-type="string" table:style-name="ce1">
            <text:p>OJJHWS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94" table:style-name="ce1">
            <text:p>2463220094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833400" table:style-name="ce6">
            <text:p><text:s/>$ 833,400<text:s/></text:p>
          </table:table-cell>
          <table:table-cell office:value-type="float" office:value="491059" table:style-name="ce11">
            <text:p>491059</text:p>
          </table:table-cell>
          <table:table-cell office:value-type="string" table:style-name="ce1">
            <text:p>NUPRRL</text:p>
          </table:table-cell>
          <table:table-cell office:value-type="string" table:style-name="ce1">
            <text:p>TKT 2463220094 2463220095 AUT 491059</text:p>
          </table:table-cell>
          <table:table-cell table:number-columns-repeated="16377"/>
        </table:table-row>
        <table:table-row table:style-name="ro1">
          <table:table-cell office:value-type="float" office:value="2463220095" table:style-name="ce1">
            <text:p>2463220095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586800" table:style-name="ce6">
            <text:p><text:s/>$ 586,800<text:s/></text:p>
          </table:table-cell>
          <table:table-cell office:value-type="float" office:value="491059" table:style-name="ce11">
            <text:p>491059</text:p>
          </table:table-cell>
          <table:table-cell office:value-type="string" table:style-name="ce1">
            <text:p>NUPRRL</text:p>
          </table:table-cell>
          <table:table-cell table:number-columns-repeated="16378" table:style-name="ce1"/>
        </table:table-row>
        <table:table-row table:style-name="ro1">
          <table:table-cell office:value-type="float" office:value="2463220096" table:style-name="ce1">
            <text:p>2463220096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493600" table:style-name="ce6">
            <text:p><text:s/>$ 1,493,600<text:s/></text:p>
          </table:table-cell>
          <table:table-cell office:value-type="float" office:value="494253" table:style-name="ce11">
            <text:p>494253</text:p>
          </table:table-cell>
          <table:table-cell office:value-type="string" table:style-name="ce1">
            <text:p>ICSCBJ</text:p>
          </table:table-cell>
          <table:table-cell office:value-type="string" table:style-name="ce1">
            <text:p>TKT 2463220096 2463220097 AUT 494253</text:p>
          </table:table-cell>
          <table:table-cell table:number-columns-repeated="16377"/>
        </table:table-row>
        <table:table-row table:style-name="ro1">
          <table:table-cell office:value-type="float" office:value="2463220097" table:style-name="ce1">
            <text:p>2463220097</text:p>
          </table:table-cell>
          <table:table-cell office:value-type="string" table:style-name="ce5">
            <text:p>20/JAN</text:p>
          </table:table-cell>
          <table:table-cell office:value-type="string" table:style-name="ce5">
            <text:p>VI4099000000008221</text:p>
          </table:table-cell>
          <table:table-cell office:value-type="currency" office:value="1493600" table:style-name="ce6">
            <text:p><text:s/>$ 1,493,600<text:s/></text:p>
          </table:table-cell>
          <table:table-cell office:value-type="float" office:value="494253" table:style-name="ce11">
            <text:p>494253</text:p>
          </table:table-cell>
          <table:table-cell office:value-type="string" table:style-name="ce1">
            <text:p>ICSCBJ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currency" office:value="182464990" table:formula="of:=SUM([.D2:.D236])" table:style-name="ce8">
            <text:p><text:s/>$ 182,464,990<text:s/></text:p>
          </table:table-cell>
          <table:table-cell table:number-columns-repeated="16380" table:style-name="ce1"/>
        </table:table-row>
        <table:table-row table:number-rows-repeated="10483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34P0">
      <number:text> </number:text>
      <number:currency-symbol>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-</number:text>
      <number:currency-symbol>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2">
      <number:text> </number:text>
      <number:currency-symbol>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>
      <number:text> </number:text>
      <number:currency-symbol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6P1">
      <number:text>-</number:text>
      <number:currency-symbol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6P2">
      <number:text> </number:text>
      <number:currency-symbol>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on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Kerly Yulianna Gonzalez Villanueva</meta:initial-creator>
    <dc:creator>Kerly Yulianna Gonzalez Villanueva</dc:creator>
    <meta:creation-date>2026-01-21T21:45:32Z</meta:creation-date>
    <dc:date>2026-01-21T21:46:30Z</dc:date>
  </office:meta>
</office:document-meta>
</file>